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95D000004F7D727C38E.svm"/>
  <manifest:file-entry manifest:media-type="" manifest:full-path="Pictures/200000070000749600000DC0B7D0EEF4.svm"/>
  <manifest:file-entry manifest:media-type="" manifest:full-path="Pictures/2000000700002E83000010F41CC366CD.svm"/>
  <manifest:file-entry manifest:media-type="" manifest:full-path="Pictures/200000070000784D00001021CA3AC95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tyle="normal" style:font-style-asian="normal" style:font-style-complex="normal"/>
    </style:style>
    <style:style style:name="P3" style:family="paragraph" style:parent-style-name="Standard">
      <style:paragraph-properties fo:text-align="justify" style:justify-single-word="false"/>
      <style:text-properties fo:color="#000000" fo:font-style="normal" style:font-style-asian="normal" style:font-style-complex="normal"/>
    </style:style>
    <style:style style:name="P4" style:family="paragraph" style:parent-style-name="Standard">
      <style:paragraph-properties fo:text-align="justify" style:justify-single-word="false"/>
      <style:text-properties fo:color="#000000" fo:font-weight="normal" style:font-weight-asian="normal" style:font-weight-complex="normal"/>
    </style:style>
    <style:style style:name="P5" style:family="paragraph" style:parent-style-name="Standard">
      <style:paragraph-properties fo:text-align="justify" style:justify-single-word="false"/>
      <style:text-properties fo:color="#000000" style:text-position="sub 80%"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paragraph-properties fo:text-align="justify" style:justify-single-word="false"/>
      <style:text-properties style:font-name="Courier New" fo:font-size="11pt" style:font-size-asian="11pt" style:font-size-complex="11pt"/>
    </style:style>
    <style:style style:name="P8" style:family="paragraph" style:parent-style-name="Standard">
      <style:paragraph-properties fo:text-align="justify" style:justify-single-word="false"/>
      <style:text-properties style:font-name="Courier New" fo:font-size="10pt" style:font-size-asian="10pt" style:font-size-complex="10pt"/>
    </style:style>
    <style:style style:name="P9" style:family="paragraph" style:parent-style-name="Standard">
      <style:paragraph-properties fo:text-align="justify" style:justify-single-word="false"/>
      <style:text-properties fo:color="#336633" style:font-name="Courier New"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fo:padding="0.074cm" fo:border-left="none" fo:border-right="none" fo:border-top="none" fo:border-bottom="0.002cm solid #000000" style:join-border="false"/>
    </style:style>
    <style:style style:name="P11" style:family="paragraph" style:parent-style-name="Standard">
      <style:paragraph-properties fo:margin-top="0cm" fo:margin-bottom="0cm" fo:text-align="justify" style:justify-single-word="false"/>
    </style:style>
    <style:style style:name="P12" style:family="paragraph" style:parent-style-name="Standard">
      <style:paragraph-properties fo:margin-top="0cm" fo:margin-bottom="0cm" fo:text-align="justify" style:justify-single-word="false"/>
      <style:text-properties fo:font-style="normal" style:font-style-asian="normal" style:font-style-complex="normal"/>
    </style:style>
    <style:style style:name="P13" style:family="paragraph" style:parent-style-name="Standard">
      <style:paragraph-properties fo:margin-top="0cm" fo:margin-bottom="0cm" fo:text-align="justify" style:justify-single-word="false"/>
      <style:text-properties fo:font-size="14pt" style:font-size-asian="14pt" style:font-size-complex="14pt"/>
    </style:style>
    <style:style style:name="P14" style:family="paragraph" style:parent-style-name="Text_20_body">
      <style:paragraph-properties fo:margin-top="0cm" fo:margin-bottom="0cm" fo:text-align="justify" style:justify-single-word="false"/>
    </style:style>
    <style:style style:name="P15" style:family="paragraph" style:parent-style-name="Text_20_body">
      <style:paragraph-properties fo:margin-top="0cm" fo:margin-bottom="0cm" fo:text-align="justify" style:justify-single-word="false"/>
      <style:text-properties fo:color="#800080"/>
    </style:style>
    <style:style style:name="P16" style:family="paragraph" style:parent-style-name="Preformatted_20_Text">
      <style:paragraph-properties fo:margin-top="0cm" fo:margin-bottom="0cm" fo:text-align="justify" style:justify-single-word="false"/>
    </style:style>
    <style:style style:name="P17" style:family="paragraph" style:parent-style-name="Text_20_body">
      <style:paragraph-properties fo:text-align="justify" style:justify-single-word="false"/>
    </style:style>
    <style:style style:name="P18" style:family="paragraph" style:parent-style-name="Preformatted_20_Text">
      <style:paragraph-properties fo:text-align="justify" style:justify-single-word="false"/>
    </style:style>
    <style:style style:name="P19" style:family="paragraph" style:parent-style-name="Preformatted_20_Text">
      <style:paragraph-properties fo:line-height="125%"/>
      <style:text-properties fo:color="#999999" fo:font-style="italic"/>
    </style:style>
    <style:style style:name="P20" style:family="paragraph" style:parent-style-name="Preformatted_20_Text">
      <style:paragraph-properties fo:line-height="125%"/>
      <style:text-properties fo:color="#999999"/>
    </style:style>
    <style:style style:name="P21" style:family="paragraph" style:parent-style-name="Preformatted_20_Text">
      <style:paragraph-properties fo:text-align="justify" style:justify-single-word="false"/>
      <style:text-properties fo:color="#006600"/>
    </style:style>
    <style:style style:name="P22" style:family="paragraph" style:parent-style-name="Preformatted_20_Text">
      <style:paragraph-properties fo:line-height="125%"/>
      <style:text-properties fo:color="#006600" fo:font-weight="bold"/>
    </style:style>
    <style:style style:name="P23" style:family="paragraph" style:parent-style-name="Preformatted_20_Text">
      <style:paragraph-properties fo:line-height="125%"/>
      <style:text-properties fo:color="#000000"/>
    </style:style>
    <style:style style:name="P24" style:family="paragraph" style:parent-style-name="Preformatted_20_Text">
      <style:paragraph-properties fo:margin-top="0cm" fo:margin-bottom="0.499cm"/>
    </style:style>
    <style:style style:name="P25" style:family="paragraph" style:parent-style-name="Preformatted_20_Text">
      <style:paragraph-properties fo:margin-top="0cm" fo:margin-bottom="0.499cm" fo:text-align="justify" style:justify-single-word="false"/>
    </style:style>
    <style:style style:name="P26" style:family="paragraph" style:parent-style-name="Preformatted_20_Text">
      <style:paragraph-properties fo:margin-top="0cm" fo:margin-bottom="0.499cm" fo:line-height="125%"/>
      <style:text-properties fo:color="#999999" fo:font-style="italic"/>
    </style:style>
    <style:style style:name="P27" style:family="paragraph" style:parent-style-name="Preformatted_20_Text">
      <style:paragraph-properties fo:line-height="125%" fo:background-color="#1c1c1c">
        <style:background-image/>
      </style:paragraph-properties>
    </style:style>
    <style:style style:name="P28" style:family="paragraph" style:parent-style-name="Preformatted_20_Text">
      <style:paragraph-properties fo:line-height="125%" fo:background-color="#1c1c1c">
        <style:background-image/>
      </style:paragraph-properties>
      <style:text-properties fo:color="#ffffff"/>
    </style:style>
    <style:style style:name="P29" style:family="paragraph" style:parent-style-name="Preformatted_20_Text">
      <style:paragraph-properties fo:text-align="justify" style:justify-single-word="false" fo:background-color="#1c1c1c">
        <style:background-image/>
      </style:paragraph-properties>
      <style:text-properties fo:color="#006600" fo:font-style="normal" fo:font-weight="bold" fo:background-color="#0f140f" style:font-style-asian="normal" style:font-style-complex="normal"/>
    </style:style>
    <style:style style:name="P30" style:family="paragraph" style:parent-style-name="Standard" style:list-style-name="L1">
      <style:paragraph-properties fo:text-align="justify" style:justify-single-word="false"/>
      <style:text-properties fo:color="#800000" style:text-underline-style="solid" style:text-underline-width="auto" style:text-underline-color="font-color" fo:font-weight="bold" style:font-weight-asian="bold" style:font-weight-complex="bold"/>
    </style:style>
    <style:style style:name="P31" style:family="paragraph" style:parent-style-name="Standard" style:list-style-name="L2">
      <style:paragraph-properties fo:text-align="justify" style:justify-single-word="false"/>
      <style:text-properties fo:font-style="italic" style:font-style-asian="italic" style:font-style-complex="italic"/>
    </style:style>
    <style:style style:name="P32" style:family="paragraph" style:parent-style-name="Standard" style:list-style-name="L4">
      <style:paragraph-properties fo:text-align="justify" style:justify-single-word="false"/>
      <style:text-properties fo:font-style="italic" style:font-style-asian="italic" style:font-style-complex="italic"/>
    </style:style>
    <style:style style:name="P33" style:family="paragraph" style:parent-style-name="Standard" style:list-style-name="L6">
      <style:paragraph-properties fo:text-align="justify" style:justify-single-word="false"/>
      <style:text-properties fo:font-style="italic" style:font-style-asian="italic" style:font-style-complex="italic"/>
    </style:style>
    <style:style style:name="P34" style:family="paragraph" style:parent-style-name="Standard" style:list-style-name="L7">
      <style:paragraph-properties fo:text-align="justify" style:justify-single-word="false"/>
      <style:text-properties fo:font-style="italic" fo:font-weight="normal" style:font-style-asian="italic" style:font-weight-asian="normal" style:font-style-complex="italic" style:font-weight-complex="normal"/>
    </style:style>
    <style:style style:name="P35" style:family="paragraph" style:parent-style-name="Standard" style:list-style-name="L5">
      <style:paragraph-properties fo:text-align="justify" style:justify-single-word="false"/>
      <style:text-properties fo:color="#990000" style:text-underline-style="solid" style:text-underline-width="auto" style:text-underline-color="font-color" fo:font-weight="bold" style:font-weight-asian="bold" style:font-weight-complex="bold"/>
    </style:style>
    <style:style style:name="P36" style:family="paragraph" style:parent-style-name="Standard">
      <style:paragraph-properties fo:text-align="justify" style:justify-single-word="false"/>
      <style:text-properties fo:font-weight="normal" style:font-weight-asian="normal" style:font-weight-complex="normal"/>
    </style:style>
    <style:style style:name="P37" style:family="paragraph" style:parent-style-name="Standard">
      <style:paragraph-properties fo:text-align="justify" style:justify-single-word="false"/>
      <style:text-properties style:font-name="Courier New" fo:font-size="11pt" fo:font-weight="normal" style:font-size-asian="11pt" style:font-weight-asian="normal" style:font-size-complex="11pt" style:font-weight-complex="normal"/>
    </style:style>
    <style:style style:name="P38" style:family="paragraph" style:parent-style-name="Standard">
      <style:paragraph-properties fo:text-align="justify" style:justify-single-word="false"/>
      <style:text-properties style:font-name="Courier New" fo:font-size="11pt" style:font-size-asian="11pt" style:font-size-complex="11pt"/>
    </style:style>
    <style:style style:name="P39" style:family="paragraph" style:parent-style-name="Standard">
      <style:paragraph-properties fo:text-align="justify" style:justify-single-word="false"/>
      <style:text-properties style:font-name="Courier New" fo:font-size="10pt" fo:font-weight="normal" style:font-size-asian="10pt" style:font-weight-asian="normal" style:font-size-complex="10pt" style:font-weight-complex="normal"/>
    </style:style>
    <style:style style:name="P40"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font-style-asian="normal" style:font-style-complex="normal"/>
    </style:style>
    <style:style style:name="P42" style:family="paragraph" style:parent-style-name="Standard" style:list-style-name="L9">
      <style:paragraph-properties fo:text-align="justify" style:justify-single-word="false"/>
      <style:text-properties fo:font-style="normal" style:font-style-asian="normal" style:font-style-complex="normal"/>
    </style:style>
    <style:style style:name="P43" style:family="paragraph" style:parent-style-name="Standard" style:list-style-name="L10">
      <style:paragraph-properties fo:text-align="justify" style:justify-single-word="false"/>
      <style:text-properties fo:font-style="normal" style:font-style-asian="normal" style:font-style-complex="normal"/>
    </style:style>
    <style:style style:name="P44" style:family="paragraph" style:parent-style-name="Standard" style:list-style-name="L11">
      <style:paragraph-properties fo:text-align="justify" style:justify-single-word="false"/>
      <style:text-properties fo:font-style="normal" style:font-style-asian="normal" style:font-style-complex="normal"/>
    </style:style>
    <style:style style:name="P45" style:family="paragraph" style:parent-style-name="Standard">
      <style:paragraph-properties fo:text-align="justify" style:justify-single-word="false"/>
      <style:text-properties fo:color="#336633" style:font-name="Courier New" fo:font-style="normal" fo:font-weight="bold" style:font-style-asian="normal" style:font-weight-asian="bold" style:font-style-complex="normal" style:font-weight-complex="bold"/>
    </style:style>
    <style:style style:name="P46" style:family="paragraph" style:parent-style-name="Standard">
      <style:paragraph-properties fo:text-align="justify" style:justify-single-word="false"/>
    </style:style>
    <style:style style:name="P47" style:family="paragraph" style:parent-style-name="Standard" style:list-style-name="L8">
      <style:paragraph-properties fo:text-align="justify" style:justify-single-word="false"/>
    </style:style>
    <style:style style:name="P48" style:family="paragraph" style:parent-style-name="Standard">
      <style:paragraph-properties fo:text-align="justify" style:justify-single-word="false"/>
      <style:text-properties style:font-name="Courier New" fo:font-size="11pt" fo:font-style="normal" style:font-size-asian="11pt" style:font-style-asian="normal" style:font-size-complex="11pt" style:font-style-complex="normal"/>
    </style:style>
    <style:style style:name="P49" style:family="paragraph" style:parent-style-name="Standard" style:list-style-name="L3">
      <style:paragraph-properties fo:margin-top="0cm" fo:margin-bottom="0cm" fo:text-align="justify" style:justify-single-word="false"/>
      <style:text-properties fo:font-style="italic" style:font-style-asian="italic" style:font-style-complex="italic"/>
    </style:style>
    <style:style style:name="P50" style:family="paragraph" style:parent-style-name="Standard">
      <style:paragraph-properties fo:margin-top="0cm" fo:margin-bottom="0cm" fo:text-align="justify" style:justify-single-word="false"/>
      <style:text-properties style:text-underline-style="solid" style:text-underline-width="auto" style:text-underline-color="font-color"/>
    </style:style>
    <style:style style:name="P51" style:family="paragraph" style:parent-style-name="Standard">
      <style:paragraph-properties fo:text-align="justify" style:justify-single-word="false" fo:padding="0.074cm" fo:border-left="none" fo:border-right="none" fo:border-top="none" fo:border-bottom="0.002cm solid #000000" style:join-border="false"/>
    </style:style>
    <style:style style:name="P52" style:family="paragraph" style:parent-style-name="Preformatted_20_Text">
      <style:paragraph-properties fo:margin-top="0cm" fo:margin-bottom="0.499cm" fo:line-height="125%" fo:background-color="#1c1c1c">
        <style:background-image/>
      </style:paragraph-properties>
      <style:text-properties fo:color="#ffffff"/>
    </style:style>
    <style:style style:name="P53" style:family="paragraph" style:parent-style-name="Preformatted_20_Text">
      <style:paragraph-properties fo:margin-top="0cm" fo:margin-bottom="0.499cm" fo:line-height="125%" fo:background-color="#1c1c1c">
        <style:background-image/>
      </style:paragraph-properties>
    </style:style>
    <style:style style:name="P54" style:family="paragraph" style:parent-style-name="Preformatted_20_Text">
      <style:paragraph-properties fo:margin-top="0cm" fo:margin-bottom="0.499cm" fo:background-color="#000000">
        <style:background-image/>
      </style:paragraph-properties>
    </style:style>
    <style:style style:name="P55" style:family="paragraph" style:parent-style-name="Preformatted_20_Text">
      <style:paragraph-properties fo:margin-top="0cm" fo:margin-bottom="0.499cm" fo:background-color="#000000">
        <style:background-image/>
      </style:paragraph-properties>
      <style:text-properties fo:color="#d1d1d1"/>
    </style:style>
    <style:style style:name="P56" style:family="paragraph" style:parent-style-name="Preformatted_20_Text">
      <style:paragraph-properties fo:text-align="justify" style:justify-single-word="false"/>
      <style:text-properties fo:color="#d1d1d1" fo:font-style="normal" style:font-style-asian="normal" style:font-style-complex="normal"/>
    </style:style>
    <style:style style:name="P57" style:family="paragraph" style:parent-style-name="Preformatted_20_Text">
      <style:paragraph-properties fo:text-align="justify" style:justify-single-word="false" fo:background-color="#1c1c1c">
        <style:background-image/>
      </style:paragraph-properties>
      <style:text-properties fo:color="#cd2828" fo:font-style="normal" fo:font-weight="bold" style:font-style-asian="normal" style:font-style-complex="normal"/>
    </style:style>
    <style:style style:name="P58" style:family="paragraph" style:parent-style-name="Preformatted_20_Text">
      <style:paragraph-properties fo:line-height="125%" fo:background-color="#1c1c1c">
        <style:background-image/>
      </style:paragraph-properties>
      <style:text-properties fo:color="#cd2828" fo:font-weight="bold"/>
    </style:style>
    <style:style style:name="P59" style:family="paragraph" style:parent-style-name="Preformatted_20_Text">
      <style:paragraph-properties fo:line-height="125%" fo:background-color="#1c1c1c">
        <style:background-image/>
      </style:paragraph-properties>
    </style:style>
    <style:style style:name="P60" style:family="paragraph" style:parent-style-name="Preformatted_20_Text">
      <style:paragraph-properties fo:line-height="125%" fo:background-color="#1c1c1c">
        <style:background-image/>
      </style:paragraph-properties>
      <style:text-properties fo:color="#d0d0d0"/>
    </style:style>
    <style:style style:name="P61" style:family="paragraph" style:parent-style-name="Preformatted_20_Text">
      <style:paragraph-properties fo:text-align="justify" style:justify-single-word="false" fo:background-color="#1c1c1c">
        <style:background-image/>
      </style:paragraph-properties>
    </style:style>
    <style:style style:name="P62" style:family="paragraph" style:parent-style-name="Preformatted_20_Text">
      <style:paragraph-properties fo:background-color="#000000">
        <style:background-image/>
      </style:paragraph-properties>
    </style:style>
    <style:style style:name="P63" style:family="paragraph" style:parent-style-name="Preformatted_20_Text">
      <style:paragraph-properties fo:text-align="justify" style:justify-single-word="false" fo:background-color="#000000">
        <style:background-image/>
      </style:paragraph-properties>
      <style:text-properties fo:color="#9999a9" fo:font-style="normal" style:font-style-asian="normal" style:font-style-complex="normal"/>
    </style:style>
    <style:style style:name="P64" style:family="paragraph" style:parent-style-name="Preformatted_20_Text">
      <style:paragraph-properties fo:background-color="#000000">
        <style:background-image/>
      </style:paragraph-properties>
      <style:text-properties fo:color="#d1d1d1"/>
    </style:style>
    <style:style style:name="P65" style:family="paragraph" style:parent-style-name="Preformatted_20_Text">
      <style:paragraph-properties fo:background-color="#000000">
        <style:background-image/>
      </style:paragraph-properties>
      <style:text-properties fo:color="#e34adc"/>
    </style:style>
    <style:style style:name="P66" style:family="paragraph" style:parent-style-name="Preformatted_20_Text">
      <style:paragraph-properties fo:background-color="#000000">
        <style:background-image/>
      </style:paragraph-properties>
      <style:text-properties fo:color="#008073" fo:background-color="#281800"/>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bold"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text-position="sub 80%" fo:font-weight="bold" style:font-weight-asian="bold" style:font-weight-complex="bold"/>
    </style:style>
    <style:style style:name="T8" style:family="text">
      <style:text-properties style:text-position="sub 80%" fo:font-size="14pt" fo:font-style="normal" fo:font-weight="bold" style:font-size-asian="14pt" style:font-style-asian="normal" style:font-weight-asian="bold" style:font-size-complex="14pt" style:font-style-complex="normal" style:font-weight-complex="bold"/>
    </style:style>
    <style:style style:name="T9" style:family="text">
      <style:text-properties style:text-position="sub 80%" fo:font-size="14pt" fo:font-style="normal" style:font-size-asian="14pt" style:font-style-asian="normal" style:font-size-complex="14pt" style:font-style-complex="normal"/>
    </style:style>
    <style:style style:name="T10" style:family="text">
      <style:text-properties style:text-position="sub 80%" fo:font-size="14pt" fo:font-weight="bold" style:font-size-asian="14pt" style:font-weight-asian="bold" style:font-size-complex="14pt" style:font-weight-complex="bold"/>
    </style:style>
    <style:style style:name="T11" style:family="text">
      <style:text-properties style:text-position="sub 80%" style:font-name="Arial Black" fo:font-size="14pt" fo:font-style="normal" style:font-size-asian="14pt" style:font-style-asian="normal" style:font-size-complex="14pt" style:font-style-complex="normal"/>
    </style:style>
    <style:style style:name="T12" style:family="text">
      <style:text-properties style:text-position="sub 80%" fo:font-size="15pt" fo:font-style="normal" fo:font-weight="bold" style:font-size-asian="15pt" style:font-style-asian="normal" style:font-weight-asian="bold" style:font-size-complex="15pt" style:font-style-complex="normal" style:font-weight-complex="bold"/>
    </style:style>
    <style:style style:name="T13" style:family="text">
      <style:text-properties style:font-name="Arial Black"/>
    </style:style>
    <style:style style:name="T14" style:family="text">
      <style:text-properties style:font-name="Arial Black" fo:font-style="normal" fo:font-weight="bold" style:font-style-asian="normal" style:font-weight-asian="bold" style:font-style-complex="normal" style:font-weight-complex="bold"/>
    </style:style>
    <style:style style:name="T15" style:family="text">
      <style:text-properties style:font-name="Arial Black" fo:font-style="normal" style:font-style-asian="normal" style:font-style-complex="normal"/>
    </style:style>
    <style:style style:name="T16" style:family="text">
      <style:text-properties style:font-name="Arial Black" fo:font-size="12pt" fo:font-style="normal" style:font-size-asian="12pt" style:font-style-asian="normal" style:font-size-complex="12pt" style:font-style-complex="normal"/>
    </style:style>
    <style:style style:name="T17" style:family="text">
      <style:text-properties style:font-name="Arial Black" fo:font-weight="bold" style:font-weight-asian="bold" style:font-weight-complex="bold"/>
    </style:style>
    <style:style style:name="T18" style:family="text">
      <style:text-properties fo:font-size="14pt" fo:font-style="normal" fo:font-weight="bold" style:font-size-asian="14pt" style:font-style-asian="normal" style:font-weight-asian="bold" style:font-size-complex="14pt" style:font-style-complex="normal" style:font-weight-complex="bold"/>
    </style:style>
    <style:style style:name="T19" style:family="text">
      <style:text-properties fo:font-size="14pt" fo:font-style="normal" style:font-size-asian="14pt" style:font-style-asian="normal" style:font-size-complex="14pt" style:font-style-complex="normal"/>
    </style:style>
    <style:style style:name="T20" style:family="text">
      <style:text-properties fo:font-size="14pt" fo:font-weight="bold" style:font-size-asian="14pt" style:font-weight-asian="bold" style:font-size-complex="14pt" style:font-weight-complex="bold"/>
    </style:style>
    <style:style style:name="T21" style:family="text">
      <style:text-properties fo:color="#800080"/>
    </style:style>
    <style:style style:name="T22" style:family="text">
      <style:text-properties fo:color="#800080" style:font-name="Arial Black"/>
    </style:style>
    <style:style style:name="T23" style:family="text">
      <style:text-properties fo:color="#800080" fo:font-size="14pt" fo:font-style="normal" fo:font-weight="bold" style:font-size-asian="14pt" style:font-style-asian="normal" style:font-weight-asian="bold" style:font-size-complex="14pt" style:font-style-complex="normal" style:font-weight-complex="bold"/>
    </style:style>
    <style:style style:name="T24" style:family="text">
      <style:text-properties fo:color="#800080" style:text-position="sub 80%" fo:font-size="14pt" fo:font-style="normal" fo:font-weight="bold" style:font-size-asian="14pt" style:font-style-asian="normal" style:font-weight-asian="bold" style:font-size-complex="14pt" style:font-style-complex="normal" style:font-weight-complex="bold"/>
    </style:style>
    <style:style style:name="T25" style:family="text">
      <style:text-properties fo:color="#800080"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000000" fo:font-weight="normal" style:font-weight-asian="normal" style:font-weight-complex="normal"/>
    </style:style>
    <style:style style:name="T28" style:family="text">
      <style:text-properties fo:font-size="15pt" fo:font-style="normal" fo:font-weight="bold" style:font-size-asian="15pt" style:font-style-asian="normal" style:font-weight-asian="bold" style:font-size-complex="15pt" style:font-style-complex="normal" style:font-weight-complex="bold"/>
    </style:style>
    <style:style style:name="T29" style:family="text">
      <style:text-properties style:font-name="Courier New" fo:font-size="11pt" style:font-size-asian="11pt" style:font-size-complex="11pt"/>
    </style:style>
    <style:style style:name="T30" style:family="text">
      <style:text-properties style:font-name="Courier New" fo:font-size="11pt" fo:font-weight="normal" style:font-size-asian="11pt" style:font-weight-asian="normal" style:font-size-complex="11pt" style:font-weight-complex="normal"/>
    </style:style>
    <style:style style:name="T31" style:family="text">
      <style:text-properties style:font-name="Courier New" fo:font-weight="normal" style:font-weight-asian="normal" style:font-weight-complex="normal"/>
    </style:style>
    <style:style style:name="T32" style:family="text">
      <style:text-properties style:font-name="Courier New" fo:font-size="10pt" fo:font-weight="normal" style:font-size-asian="10pt" style:font-weight-asian="normal" style:font-size-complex="10pt" style:font-weight-complex="normal"/>
    </style:style>
    <style:style style:name="T33" style:family="text">
      <style:text-properties style:font-name="Courier New" fo:font-style="normal" fo:font-weight="normal" style:font-style-asian="normal" style:font-weight-asian="normal" style:font-style-complex="normal" style:font-weight-complex="normal"/>
    </style:style>
    <style:style style:name="T34" style:family="text">
      <style:text-properties fo:font-weight="normal" style:font-weight-asian="normal" style:font-weight-complex="normal"/>
    </style:style>
    <style:style style:name="T35" style:family="text">
      <style:text-properties fo:color="#cdcaa9" fo:font-weight="bold"/>
    </style:style>
    <style:style style:name="T36" style:family="text">
      <style:text-properties fo:color="#ff0086" fo:font-weight="bold"/>
    </style:style>
    <style:style style:name="T37" style:family="text">
      <style:text-properties fo:color="#ffffff"/>
    </style:style>
    <style:style style:name="T38" style:family="text">
      <style:text-properties fo:color="#ffffff" fo:background-color="#281800"/>
    </style:style>
    <style:style style:name="T39" style:family="text">
      <style:text-properties fo:color="#0086d2"/>
    </style:style>
    <style:style style:name="T40" style:family="text">
      <style:text-properties fo:color="#0086f7" fo:font-weight="bold"/>
    </style:style>
    <style:style style:name="T41" style:family="text">
      <style:text-properties fo:color="#fb660a" fo:font-weight="bold"/>
    </style:style>
    <style:style style:name="T42" style:family="text">
      <style:text-properties style:text-underline-style="solid" style:text-underline-width="auto" style:text-underline-color="font-color"/>
    </style:style>
    <style:style style:name="T43" style:family="text">
      <style:text-properties style:text-underline-style="solid" style:text-underline-width="auto" style:text-underline-color="font-color" fo:font-weight="normal" style:font-weight-asian="normal" style:font-weight-complex="normal"/>
    </style:style>
    <style:style style:name="T44" style:family="text">
      <style:text-properties fo:font-style="italic"/>
    </style:style>
    <style:style style:name="T45" style:family="text">
      <style:text-properties fo:font-style="italic" fo:font-weight="normal" style:font-style-asian="italic" style:font-weight-asian="normal" style:font-style-complex="italic" style:font-weight-complex="normal"/>
    </style:style>
    <style:style style:name="T46" style:family="text">
      <style:text-properties fo:font-style="italic" fo:font-weight="bold" style:font-style-asian="normal" style:font-weight-asian="bold" style:font-style-complex="normal" style:font-weight-complex="bold"/>
    </style:style>
    <style:style style:name="T47" style:family="text">
      <style:text-properties fo:font-style="italic" style:font-style-asian="italic" style:font-style-complex="italic"/>
    </style:style>
    <style:style style:name="T48" style:family="text">
      <style:text-properties fo:color="#6ab825" fo:font-weight="bold"/>
    </style:style>
    <style:style style:name="T49" style:family="text">
      <style:text-properties fo:color="#6ab825" fo:font-style="normal" fo:font-weight="bold" style:font-style-asian="normal" style:font-weight-asian="normal" style:font-style-complex="normal" style:font-weight-complex="normal"/>
    </style:style>
    <style:style style:name="T50" style:family="text">
      <style:text-properties fo:color="#447fcf"/>
    </style:style>
    <style:style style:name="T51" style:family="text">
      <style:text-properties fo:color="#447fcf" fo:font-style="normal" style:text-underline-style="solid" style:text-underline-width="auto" style:text-underline-color="font-color" fo:font-weight="normal" style:font-style-asian="normal" style:font-weight-asian="normal" style:font-style-complex="normal" style:font-weight-complex="normal"/>
    </style:style>
    <style:style style:name="T52" style:family="text">
      <style:text-properties fo:color="#447fcf" fo:font-style="normal" style:text-underline-style="none" fo:font-weight="normal" style:font-style-asian="normal" style:font-weight-asian="normal" style:font-style-complex="normal" style:font-weight-complex="normal"/>
    </style:style>
    <style:style style:name="T53" style:family="text">
      <style:text-properties fo:color="#d0d0d0"/>
    </style:style>
    <style:style style:name="T54" style:family="text">
      <style:text-properties fo:color="#3677a9"/>
    </style:style>
    <style:style style:name="T55" style:family="text">
      <style:text-properties fo:color="#ed9d13"/>
    </style:style>
    <style:style style:name="T56" style:family="text">
      <style:text-properties style:font-name="Courier New" fo:font-size="11pt" fo:font-weight="normal" style:font-size-asian="11pt" style:font-weight-asian="normal" style:font-size-complex="11pt" style:font-weight-complex="normal"/>
    </style:style>
    <style:style style:name="T57" style:family="text">
      <style:text-properties style:font-name="Courier New" fo:font-size="11pt" style:font-size-asian="11pt" style:font-size-complex="11pt"/>
    </style:style>
    <style:style style:name="T58" style:family="text">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T59" style:family="text">
      <style:text-properties style:font-name="Courier New" fo:font-style="normal" fo:font-weight="normal" style:font-style-asian="normal" style:font-weight-asian="normal" style:font-style-complex="normal" style:font-weight-complex="normal"/>
    </style:style>
    <style:style style:name="T60" style:family="text">
      <style:text-properties fo:color="#008073"/>
    </style:style>
    <style:style style:name="T61" style:family="text">
      <style:text-properties fo:color="#008073" fo:background-color="#281800"/>
    </style:style>
    <style:style style:name="T62" style:family="text">
      <style:text-properties fo:color="#00c4c4"/>
    </style:style>
    <style:style style:name="T63" style:family="text">
      <style:text-properties fo:color="#d2cd86"/>
    </style:style>
    <style:style style:name="T64" style:family="text">
      <style:text-properties fo:color="#d2cd86" fo:background-color="#281800"/>
    </style:style>
    <style:style style:name="T65" style:family="text">
      <style:text-properties fo:color="#008c00"/>
    </style:style>
    <style:style style:name="T66" style:family="text">
      <style:text-properties fo:color="#008c00" fo:background-color="#281800"/>
    </style:style>
    <style:style style:name="T67" style:family="text">
      <style:text-properties fo:color="#e66170" fo:font-weight="bold"/>
    </style:style>
    <style:style style:name="T68" style:family="text">
      <style:text-properties fo:color="#e66170" fo:font-weight="bold" fo:background-color="#281800"/>
    </style:style>
    <style:style style:name="T69" style:family="text">
      <style:text-properties fo:color="#e34adc"/>
    </style:style>
    <style:style style:name="T70" style:family="text">
      <style:text-properties fo:color="#e34adc" fo:background-color="#281800"/>
    </style:style>
    <style:style style:name="T71" style:family="text">
      <style:text-properties fo:color="#9999a9"/>
    </style:style>
    <style:style style:name="T72" style:family="text">
      <style:text-properties fo:color="#d1d1d1"/>
    </style:style>
    <style:style style:name="T73" style:family="text">
      <style:text-properties fo:color="#00a800"/>
    </style:style>
    <style:style style:name="T74" style:family="text">
      <style:text-properties fo:color="#904050"/>
    </style:style>
    <style:style style:name="T75" style:family="text">
      <style:text-properties fo:color="#904050" fo:background-color="#281800"/>
    </style:style>
    <style:style style:name="T76" style:family="text">
      <style:text-properties fo:color="#24909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I"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2 Project dr_quine</text:p>
      <text:p text:style-name="Standard"><text:a xlink:type="simple" xlink:href="https://towardsdatascience.com/how-to-write-your-first-quine-program-947f2b7e4a6f" text:style-name="Internet_20_link" text:visited-style-name="Visited_20_Internet_20_Link"/></text:p>
      <text:p text:style-name="P1"/>
      <text:list xml:id="list9211796450300462553" text:style-name="L1">
        <text:list-item>
          <text:p text:style-name="P30">Le théorème de récursion de Kleene</text:p>
        </text:list-item>
      </text:list>
      <text:p text:style-name="P1"/>
      <text:list xml:id="list6739873097703424099" text:style-name="L2">
        <text:list-item>
          <text:p text:style-name="P31">Introduction</text:p>
        </text:list-item>
      </text:list>
      <text:p text:style-name="P1"/>
      <text:p text:style-name="P14">Un ordinateur est simplement un objet physique capable d'implémenter tout ce qui est calculable, et la question mathématique de savoir ce qui est calculable a précédé et même alimenté le développement de ces ordinateurs physiques. En cherchant à répondre à ces questions, les mathématiciens ont découvert des propriétés étonnantes vérifiées par ces ordinateurs théoriques et donc aussi leurs implémentations physiques, alors même que ces dernières n'existaient pas encore ou commençaient à paraître.</text:p>
      <text:p text:style-name="P14"/>
      <text:p text:style-name="P14">Un résultat fondamental de ce domaine de recherche, appelé <text:span text:style-name="Strong_20_Emphasis">théorie de la calculabilité </text:span>ou encore <text:span text:style-name="Strong_20_Emphasis">théorie de la récursion</text:span>, est le <text:span text:style-name="Strong_20_Emphasis">théorème de récursion de Kleene </text:span>et ses variantes.</text:p>
      <text:p text:style-name="P11"/>
      <text:p text:style-name="P11">Le but de ce développement est d'expliquer la signification de ce théorème et quelques-unes de ses applications. Pour la démonstration mathématique formelle, voir <text:a xlink:type="simple" xlink:href="https://cm2.ens.fr/print.php?nid=3408&amp;print=yes" text:style-name="Internet_20_link" text:visited-style-name="Visited_20_Internet_20_Link">la seconde partie du tutoriel</text:a>.</text:p>
      <text:p text:style-name="P11"/>
      <text:p text:style-name="P11"/>
      <text:p text:style-name="P11">Vous utilisez votre ordinateur pour effectuer diverses tâches. Cela passe par l'exécution de <text:span text:style-name="T1">programmes</text:span> ou logiciels. Le plus important de ces programmes est votre système d'exploitation qui se lance peu après que l'ordinateur est allumé.</text:p>
      <text:p text:style-name="P11"/>
      <text:p text:style-name="P11">Que fait le système d'exploitation ? Dans des conditions d'exécution normales, il tourne <text:span text:style-name="T1">jusqu'à ce que</text:span> vous lui donniez la commande d'éteindre l'ordinateur. Pendant qu'il tourne, vous pouvez lui demander de lancer des programmes qui sont installés sur le disque dur : un logiciel de traitement de texte, un navigateur web, un jeu vidéo, entre autres. Il peut faire cela car quelque part sur votre disque dur, il y a le <text:span text:style-name="T1">code machine</text:span> de ce programme, qui fournit au système d'exploitation une série d'instructions qui permettent, à lui qui est lui-même un programme, d'exécuter un autre programme. D'ailleurs, on peut soi-même écrire des programmes informatiques, dans un <text:span text:style-name="T1">langage de programmation</text:span>, et faire appel à un programme appelé compilateur pour les traduire en code machine.</text:p>
      <text:p text:style-name="P11"/>
      <text:p text:style-name="P11">Nous allons utiliser ce qui a été dit afin de dégager quelques notions fondamentales en informatique.</text:p>
      <text:p text:style-name="P11"/>
      <text:p text:style-name="P11">Un programme est la réalisation, sur un ordinateur physique, d'une fonction calculable ou un algorithme. Il peut donc avoir un ou plusieurs arguments, ses <text:span text:style-name="T1">entrées</text:span>, auxquels il associe une valeur, sa <text:span text:style-name="T1">sortie</text:span>. Nous pouvons appeler cela son <text:span text:style-name="T1">comportement sémantique</text:span>. On peut lui associer un code dans un langage de programmation, ce que nous pouvons voir comme sa <text:span text:style-name="T1">syntaxe</text:span>. Un programme suffisamment sophistiqué peut exécuter un autre programme à partir de son code, autrement dit, prendre en entrée une donnée syntaxique qui est le code du programme en question et imiter son comportement sémantique.</text:p>
      <text:p text:style-name="P11"/>
      <text:p text:style-name="P11">Un programme comporte des <text:span text:style-name="T1">structures de contrôle</text:span>. Les <text:span text:style-name="T1">alternatives</text:span> sont des instructions dont l'exécution dépend du remplissement ou non d'une condition (si A, alors faire B, sinon faire C). Les <text:span text:style-name="T1">boucles</text:span> sont des instructions qui sont répétées, ou bien un nombre de fois fini et prédéterminé (boucle <text:span text:style-name="T1">for</text:span>), ou bien tant qu'une condition est remplie (boucle <text:span text:style-name="T1">while</text:span>), à l'instar du système d'exploitation qui continue à tourner tant qu'il n'y a pas la commande d'éteindre l'ordinateur. Or, nous verrons que pour avoir les boucles while qui terminent, il faut également admettre la <text:soft-page-break/>possibilité des <text:span text:style-name="T1">boucles infinies</text:span>, où la condition de terminaison de la boucle n'est jamais remplie. Par conséquent, l'incorporation des boucles while introduit une rupture fondamentale. Même si du point de vue pratique, on essaie d'éviter les boucles infinies et il y a toujours la possibilité de couper le courant, il faut garder à l'esprit que sans les boucles while, le système d'exploitation, ce programme qui exécute bien d'autres programmes à partir de leur code, n'aurait pas été possible.</text:p>
      <text:p text:style-name="P11"/>
      <text:p text:style-name="P11">Pour résumer, donc, il y a deux types de programmes : les programmes qui ne comportent pas de structure de contrôle de type boucle while, que nous appelerons les <text:span text:style-name="T1">programmes simples</text:span>, et les programmes qui comportent des structures de contrôle de type boucle while, que nous appelerons les <text:span text:style-name="T1">programmes conditionnels</text:span>. Nous pouvons aussi distinguer, parmi les programmes conditionnels, ceux qui se terminent et ceux qui comportent une boucle infinie.</text:p>
      <text:p text:style-name="P11"/>
      <text:p text:style-name="P11"/>
      <text:list xml:id="list3676313990847751205" text:style-name="L3">
        <text:list-item>
          <text:p text:style-name="P49">Le théorème</text:p>
        </text:list-item>
      </text:list>
      <text:p text:style-name="P12"/>
      <text:p text:style-name="P11"><text:span text:style-name="T2">Fixons un système de codage (code machine ou un langage de programmation) : chaque programme a un code dans ce système. Nous allons alors utiliser la notation suivante pour désigner le programme qui a pour code </text:span><text:bookmark text:name="MJXc-Node-1377"/><text:span text:style-name="T14">e</text:span><text:span text:style-name="T2"> dans ce système de codage :</text:span></text:p>
      <text:p text:style-name="P13"><text:bookmark text:name="MathJax-Element-1-Frame"/><text:bookmark text:name="MJXc-Node-1359"/><text:bookmark text:name="MJXc-Node-1360"/><text:bookmark text:name="MJXc-Node-1361"/><text:bookmark text:name="MJXc-Node-1362"/><text:bookmark text:name="MJXc-Node-1363"/><text:bookmark text:name="MJXc-Node-1364"/><text:span text:style-name="T1">ϕ</text:span><text:bookmark text:name="MJXc-Node-1365"/><text:span text:style-name="T7">e</text:span><text:span text:style-name="T2"> </text:span></text:p>
      <text:p text:style-name="P12"/>
      <text:p text:style-name="P11"><text:span text:style-name="T2">Le code </text:span><text:span text:style-name="T14">e</text:span><text:span text:style-name="T2"> est par conséquent une </text:span><text:span text:style-name="T3">donnée syntaxique</text:span><text:span text:style-name="T2"> associée à ce programme. Un programme </text:span><text:span text:style-name="T14">f</text:span><text:span text:style-name="T2"> peut avoir une ou plusieurs entrées : nous écrirons </text:span><text:span text:style-name="T15">f(x_1, ... , x_n)</text:span><text:span text:style-name="T2"> pour désigner le déroulement du programme </text:span><text:span text:style-name="T14">f</text:span><text:span text:style-name="T2">, donc son </text:span><text:span text:style-name="T3">comportement sémantique</text:span><text:span text:style-name="T2">, sur les entrées </text:span><text:span text:style-name="T15">x_1, ... , x_n</text:span><text:span text:style-name="T2">. Ainsi, la notation </text:span><text:span text:style-name="T18">ϕ</text:span><text:bookmark text:name="MJXc-Node-13651"/><text:span text:style-name="T8">e </text:span><text:span text:style-name="T16">(x)</text:span><text:span text:style-name="T2"> sera utilisée pour désigner le déroulement du programme ayant pour code </text:span><text:span text:style-name="T14">e</text:span><text:span text:style-name="T2"> dans le système de codage fixé, sur l'entrée </text:span><text:span text:style-name="T15">x</text:span><text:span text:style-name="T2">.</text:span></text:p>
      <text:p text:style-name="P12"/>
      <text:p text:style-name="P11"><text:span text:style-name="T2">&gt;&gt;&gt; </text:span><text:span text:style-name="T5">Théorème de récursion de Kleene, 1ère forme</text:span></text:p>
      <text:p text:style-name="P12"/>
      <text:p text:style-name="P15"><text:span text:style-name="T2">Pour tout programme conditionnel </text:span><text:span text:style-name="T15">f</text:span><text:span text:style-name="T2">, il existe un programme </text:span><text:span text:style-name="T15">e</text:span><text:span text:style-name="T2"> tel que :</text:span></text:p>
      <text:p text:style-name="P15"><text:span text:style-name="T18">ϕ</text:span><text:bookmark text:name="MJXc-Node-13652"/><text:span text:style-name="T8">e</text:span><text:span text:style-name="T19"> </text:span><text:span text:style-name="T2"><text:s/>= </text:span><text:span text:style-name="T15">f(e,x)</text:span><text:span text:style-name="T2"> pour n'importe quelle entrée </text:span><text:span text:style-name="T15">x</text:span><text:span text:style-name="T2">. </text:span></text:p>
      <text:p text:style-name="P12"/>
      <text:p text:style-name="P11"><text:span text:style-name="T2">Ce qui est important à noter dans cette formulation est que </text:span><text:span text:style-name="T15">e</text:span><text:span text:style-name="T2"> est un code et joue donc un rôle </text:span><text:span text:style-name="T3">syntaxique</text:span><text:span text:style-name="T2"> à gauche alors qu'il est un argument d'une fonction et joue donc un rôle </text:span><text:span text:style-name="T3">sémantique</text:span><text:span text:style-name="T2"> à droite. Nous avons vu qu'il n'y a rien d'étonnant à ce que le code d'un programme soit un argument d'entrée d'une autre fonction. Ce qui est étonnant ici est que le code de la fonction en question est identique à l'un de ses arguments.</text:span></text:p>
      <text:p text:style-name="P12"/>
      <text:p text:style-name="P11"><text:span text:style-name="T2">Pour tout programme avec un code </text:span><text:span text:style-name="T15">e</text:span><text:span text:style-name="T2">, il existera un programme équivalent prenant en argument ce code, pour tout </text:span><text:span text:style-name="T15">x</text:span><text:span text:style-name="T2">.</text:span></text:p>
      <text:p text:style-name="P12"/>
      <text:p text:style-name="P11"><text:span text:style-name="T2">&gt;&gt;&gt; </text:span><text:span text:style-name="T5">Théorème de récursion de Kleene, 2ème forme</text:span></text:p>
      <text:p text:style-name="P11"><text:a xlink:type="simple" xlink:href="https://towardsdatascience.com/how-to-write-your-first-quine-program-947f2b7e4a6f" text:style-name="Internet_20_link" text:visited-style-name="Visited_20_Internet_20_Link"/></text:p>
      <text:p text:style-name="P14"><text:span text:style-name="T21">Pour tout programme conditionnel </text:span><text:span text:style-name="T22">h</text:span><text:span text:style-name="T21"> qui se termine, il existe un programme conditionnel ayant pour code </text:span><text:span text:style-name="T22">e</text:span><text:span text:style-name="T21"> tel que </text:span><text:span text:style-name="T23">ϕ</text:span><text:bookmark text:name="MJXc-Node-136521"/><text:span text:style-name="T24">e</text:span><text:span text:style-name="T21"> = </text:span><text:span text:style-name="T23">ϕ</text:span><text:span text:style-name="T24">h(e)</text:span><text:span text:style-name="T21"> ,i.e. pour n'importe quelle entrée </text:span><text:span text:style-name="T22">x</text:span><text:span text:style-name="T21">, </text:span><text:span text:style-name="T23">ϕ</text:span><text:bookmark text:name="MJXc-Node-1365211"/><text:span text:style-name="T24">e</text:span><text:span text:style-name="T21"> </text:span><text:span text:style-name="T25">(x) </text:span><text:span text:style-name="T21">= </text:span><text:span text:style-name="T23">ϕ</text:span><text:span text:style-name="T24">h(e) </text:span><text:span text:style-name="T25">(x)</text:span></text:p>
      <text:p text:style-name="P1"><text:a xlink:type="simple" xlink:href="https://towardsdatascience.com/how-to-write-your-first-quine-program-947f2b7e4a6f" text:style-name="Internet_20_link" text:visited-style-name="Visited_20_Internet_20_Link"/></text:p>
      <text:p text:style-name="P1">Cette forme du théorème de récursion de Kleene est également appelé <text:span text:style-name="Strong_20_Emphasis">théorème de point fixe de Rogers</text:span>. En effet, <text:span text:style-name="T13">e</text:span> est un point fixe <text:span text:style-name="Emphasis">sémantique</text:span> du programme (de la fonction) <text:span text:style-name="T13">h</text:span> dans la mesure où le théorème affirme que les programmes ayant pour codes <text:span text:style-name="T13">e</text:span> et <text:span text:style-name="T13">h(e)</text:span> ont le même comportement.</text:p>
      <text:p text:style-name="P1"><text:soft-page-break/></text:p>
      <text:list xml:id="list6838506353733600996" text:style-name="L4">
        <text:list-item>
          <text:p text:style-name="P32">Conséquences</text:p>
        </text:list-item>
      </text:list>
      <text:p text:style-name="P2"/>
      <text:p text:style-name="P2">On appelle <text:span text:style-name="Strong_20_Emphasis">autoréplicateur </text:span>un programme dont l'entrée n'est pas son code mais dont au moins une partie de la sortie est son code. Lorsque la sortie est exactement le code, un tel programme s'appelle un <text:span text:style-name="Strong_20_Emphasis">quine</text:span>, en l'honneur du philosophe et logicien américain du même nom qui a beaucoup travaillé sur l'auto-référence.</text:p>
      <text:p text:style-name="P2"/>
      <text:p text:style-name="P2">Il faut peu d'hypothèses en plus pour déduire qu'il existe des quines non-triviaux (i.e. différents du programme vide) à partir des deux formes du théorème de récursion énoncé ci-dessus.</text:p>
      <text:p text:style-name="P2"/>
      <text:p text:style-name="P2">En effet, un quine est un programme ayant pour code <text:span text:style-name="T13">e</text:span> et pour sortie <text:span text:style-name="T13">e</text:span>, autrement dit :</text:p>
      <text:p text:style-name="P3"><text:span text:style-name="T20">ϕ</text:span><text:bookmark text:name="MJXc-Node-13652111"/><text:span text:style-name="T10">e</text:span> <text:span text:style-name="T1">(x) = </text:span><text:span text:style-name="T17">e</text:span><text:span text:style-name="T1"> pour tout x.</text:span></text:p>
      <text:p text:style-name="P1"><text:a xlink:type="simple" xlink:href="https://towardsdatascience.com/how-to-write-your-first-quine-program-947f2b7e4a6f" text:style-name="Internet_20_link" text:visited-style-name="Visited_20_Internet_20_Link"/></text:p>
      <text:p text:style-name="P1">La première forme du théorème de Kleene permet de démontrer l'existence de tels programmes quine assez aisément.</text:p>
      <text:p text:style-name="P4">Considérons la fonction <text:span text:style-name="T13">f(e,x) = e</text:span> pour tout <text:span text:style-name="T13">x</text:span>, alors <text:span text:style-name="T28">ϕ</text:span><text:bookmark text:name="MJXc-Node-136522"/><text:span text:style-name="T12">e</text:span><text:span text:style-name="T9"> </text:span><text:span text:style-name="T11">= f(e,x) = e</text:span></text:p>
      <text:p text:style-name="P5"/>
      <text:p text:style-name="P4">La page <text:a xlink:type="simple" xlink:href="http://rosettacode.org/wiki/Quine" text:style-name="Internet_20_link" text:visited-style-name="Visited_20_Internet_20_Link">http://rosettacode.org/wiki/Quine</text:a> regroupe des codes sources de quines dans une multitude de langages de programmation. </text:p>
      <text:p text:style-name="P4"/>
      <text:p text:style-name="P1"><text:span text:style-name="T27">Il existe d'autres formes de programmes autoréplicateurs : ce sont les </text:span><text:span text:style-name="T26">virus</text:span><text:span text:style-name="T27"> et les </text:span><text:span text:style-name="T26">vers informatiques</text:span><text:span text:style-name="T27">. De nos jours, le moyen de lutte le plus efficace contre ce type de logiciels repose sur la technique de recherche de signature, c'est-à-dire la recherche de motifs caractéristiques dans le code du logiciel. Mais cette technique a ses limites car les logiciels pourraient être équipés pour modifier ou obfusquer leurs codes. Il y a donc des tentatives d'approcher ce problème autrement, en essayant de caractériser les vers et les virus informatiques à l'aide du théorème de récursion et ses variantes.</text:span></text:p>
      <text:p text:style-name="P10"/>
      <text:p text:style-name="P1"/>
      <text:p text:style-name="P1">Ressources :</text:p>
      <text:p text:style-name="P1"/>
      <text:p text:style-name="P1"><text:a xlink:type="simple" xlink:href="https://cm2.ens.fr/print.php?nid=3408&amp;print=yes" text:style-name="Internet_20_link" text:visited-style-name="Visited_20_Internet_20_Link">https://cm2.ens.fr/print.php?nid=3408&amp;print=yes</text:a></text:p>
      <text:p text:style-name="P1"><text:a xlink:type="simple" xlink:href="https://fr.wikipedia.org/wiki/Théorème_de_récursion_de_Kleene" text:style-name="Internet_20_link" text:visited-style-name="Visited_20_Internet_20_Link">https://fr.wikipedia.org/wiki/Th%C3%A9or%C3%A8me_de_r%C3%A9cursion_de_Kleene</text:a> </text:p>
      <text:p text:style-name="P1"><text:a xlink:type="simple" xlink:href="http://rosettacode.org/wiki/Quine" text:style-name="Internet_20_link" text:visited-style-name="Visited_20_Internet_20_Link">http://rosettacode.org/wiki/Quine</text: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list xml:id="list8419069427028218754" text:style-name="L5">
        <text:list-item>
          <text:p text:style-name="P35"><text:soft-page-break/>La construction du quine</text:p>
        </text:list-item>
      </text:list>
      <text:p text:style-name="P1"/>
      <text:p text:style-name="P10"/>
      <text:p text:style-name="P1"/>
      <text:p text:style-name="P1">Ressources :</text:p>
      <text:p text:style-name="P1"/>
      <text:p text:style-name="P1"><text:a xlink:type="simple" xlink:href="https://towardsdatascience.com/how-to-write-your-first-quine-program-947f2b7e4a6f" text:style-name="Internet_20_link" text:visited-style-name="Visited_20_Internet_20_Link">https://towardsdatascience.com/how-to-write-your-first-quine-program-947f2b7e4a6f</text:a> </text:p>
      <text:p text:style-name="P1"><text:a xlink:type="simple" xlink:href="https://cs.lmu.edu/~ray/notes/quineprograms/" text:style-name="Internet_20_link" text:visited-style-name="Visited_20_Internet_20_Link">https://cs.lmu.edu/~ray/notes/quineprograms/</text:a> </text:p>
      <text:p text:style-name="P1"><text:a xlink:type="simple" xlink:href="https://github.com/PotatoesMaster/c-quine" text:style-name="Internet_20_link" text:visited-style-name="Visited_20_Internet_20_Link">https://github.com/PotatoesMaster/c-quine</text:a> </text:p>
      <text:p text:style-name="P10"/>
      <text:p text:style-name="P1"/>
      <text:p text:style-name="P1"/>
      <text:list xml:id="list5480597859940188471" text:style-name="L6">
        <text:list-item>
          <text:p text:style-name="P33">Quine C – printf</text:p>
        </text:list-item>
      </text:list>
      <text:p text:style-name="P1"/>
      <text:p text:style-name="P1">Un code qui affiche son propre code source doit obligatoirement contenir une chaîne de caractère qui contient ce code source, puis appeler une fonction qui permet d'afficher la chaîne.</text:p>
      <text:p text:style-name="P1"/>
      <text:p text:style-name="P1">Le problème est le suivant : la chaîne supposée contenir le code source fait elle-même partie du code source. L'approche naïve suivante ne pourra donc pas fonctionner :</text:p>
      <text:p text:style-name="P1"/>
      <text:p text:style-name="P7">#include &lt;stdio.h&gt;</text:p>
      <text:p text:style-name="P7">int main(){char*s="[SOURCE CODE]";printf(s);return(0);}</text:p>
      <text:p text:style-name="P1"/>
      <text:p text:style-name="P1">En effet, puisque <text:span text:style-name="T29">char*s</text:span> fait partie du code source, si on charge cette chaîne de caractères d'afficher le code source, il faut qu'elle s'affiche elle-même. Or, en s'affichant elle-même "en dur", de manière littérale, il faudrait que la chaîne imbriquée s'affiche de nouveau elle-même ; et ainsi de suite, à l'infini :</text:p>
      <text:p text:style-name="P1"/>
      <text:p text:style-name="P7">#include &lt;stdio.h&gt;</text:p>
      <text:p text:style-name="P7">int main(){char*s="#include &lt;stdio.h&gt;\nint main(){char*s="#include &lt;stdio.h&gt;\nint main(){char*s=................"";printf(s);return(0);}</text:p>
      <text:p text:style-name="P1"/>
      <text:p text:style-name="P1"/>
      <text:p text:style-name="P1">Le trick est d'utiliser le fait que notre programme stock la chaîne de caractère dans une variable, en mémoire. Ainsi, il est tout à fait possible d'indiquer à une chaîne de s'afficher elle-même en y insérant un placeholder, qui sera remplacé au moment de l'affichage par la chaîne elle-même (avec son placeholder) :</text:p>
      <text:p text:style-name="P1"/>
      <text:p text:style-name="P1"><draw:frame draw:style-name="fr1" draw:name="images1" text:anchor-type="paragraph" svg:width="11.906cm" svg:height="4.339cm" draw:z-index="0"><draw:image xlink:href="Pictures/2000000700002E83000010F41CC366CD.svm" xlink:type="simple" xlink:show="embed" xlink:actuate="onLoad"/></draw:frame></text:p>
      <text:p text:style-name="P1"><draw:frame draw:style-name="fr2" draw:name="images2" text:anchor-type="paragraph" svg:width="14.684cm" svg:height="1.272cm" draw:z-index="1"><draw:image xlink:href="Pictures/200000070000395D000004F7D727C38E.svm" xlink:type="simple" xlink:show="embed" xlink:actuate="onLoad"/></draw:frame></text:p>
      <text:p text:style-name="P1">On ne tombe pas dans une boucle infinie ici car le <text:span text:style-name="T1">%s </text:span><text:span text:style-name="T34">n'est remplacé qu'une seule fois, par la chaîne </text:span><text:soft-page-break/><text:span text:style-name="T34">contenant le placeholder.</text:span></text:p>
      <text:p text:style-name="P36"/>
      <text:p text:style-name="P36">On peut tout à fait utiliser ce principe pour créer notre premier quine fonctionnel :</text:p>
      <text:p text:style-name="P36"/>
      <text:p text:style-name="P36"><draw:frame draw:style-name="fr3" draw:name="images3" text:anchor-type="paragraph" svg:x="-2cm" svg:y="0.212cm" svg:width="20.997cm" svg:height="2.477cm" draw:z-index="2"><draw:image xlink:href="Pictures/200000070000749600000DC0B7D0EEF4.svm" xlink:type="simple" xlink:show="embed" xlink:actuate="onLoad"/></draw:frame></text:p>
      <text:p text:style-name="P36"/>
      <text:p text:style-name="P36"/>
      <text:p text:style-name="P36"/>
      <text:p text:style-name="P29">#include &lt;stdio.h&gt;</text:p>
      <text:p text:style-name="P27"><text:span text:style-name="T35">int</text:span> <text:s text:c="4"/><text:span text:style-name="T36">main</text:span><text:span text:style-name="T37">()</text:span></text:p>
      <text:p text:style-name="P28">{</text:p>
      <text:p text:style-name="P27"><text:s text:c="4"/><text:span text:style-name="T35">char</text:span><text:span text:style-name="T37">*s=</text:span><text:span text:style-name="T39">"#include &lt;stdio.h&gt;%cint <text:s text:c="4"/>main()%c{%c char*s=%c%s%c;%c <text:s text:c="3"/>printf(s,10,10,10,34,s,34,10,10,10,10);%c <text:s text:c="2"/>return(0);%c}%c"</text:span><text:span text:style-name="T37">;</text:span></text:p>
      <text:p text:style-name="P27"><text:s text:c="4"/><text:span text:style-name="T37">printf(s,</text:span><text:span text:style-name="T40">10</text:span><text:span text:style-name="T37">,</text:span><text:span text:style-name="T40">10</text:span><text:span text:style-name="T37">,</text:span><text:span text:style-name="T40">10</text:span><text:span text:style-name="T37">,</text:span><text:span text:style-name="T40">34</text:span><text:span text:style-name="T37">,s,</text:span><text:span text:style-name="T40">34</text:span><text:span text:style-name="T37">,</text:span><text:span text:style-name="T40">10</text:span><text:span text:style-name="T37">,</text:span><text:span text:style-name="T40">10</text:span><text:span text:style-name="T37">,</text:span><text:span text:style-name="T40">10</text:span><text:span text:style-name="T37">,</text:span><text:span text:style-name="T40">10</text:span><text:span text:style-name="T37">);</text:span></text:p>
      <text:p text:style-name="P27"><text:s text:c="4"/><text:span text:style-name="T41">return</text:span><text:span text:style-name="T37">(</text:span><text:span text:style-name="T40">0</text:span><text:span text:style-name="T37">);</text:span></text:p>
      <text:p text:style-name="P52">}</text:p>
      <text:p text:style-name="P1"><text:span text:style-name="T34">&gt; </text:span><text:span text:style-name="T1">On a fait exactement comme expliqué ci-dessus s'agissant de l'affichage imbriqué de la chaîne de caractères. La chaîne contient donc le code source, excepté la chaîne elle-même qui est représentée par un placeholder (qui sera remplacé par la chaîne elle-même, avec son placeholder) lors de l'affichage</text:span><text:span text:style-name="T34">.</text:span></text:p>
      <text:p text:style-name="P36"/>
      <text:p text:style-name="P1"><text:span text:style-name="T34">&gt; Remarquons qu'on a également dû jouer sur le mécanisme des placeholders dans le cadre de newlines. Les newlines sont représentées, dans la chaîne, par des %c et sont remplacés à l'affichage par ASCII 10 (\n). On ne pouvait pas directement mettre \n dans la chaîne, car lors de son affichage </text:span><text:span text:style-name="T1">imbriqué</text:span><text:span text:style-name="T34">, on veut que soit affiché </text:span><text:span text:style-name="T1">littéralement </text:span><text:span text:style-name="T34">'\n', et non pas une newline.</text:span></text:p>
      <text:p text:style-name="P36"/>
      <text:p text:style-name="P1"><text:span text:style-name="T34">&gt; Remarquons enfin qu'on utilise le mécanisme des placeholders pour afficher les double quotes de la chaîne imbriquée. On a pas le choix, car les insérer directement dans la chaîne les interprêterait encore une fois comme des délimitateurs de chaîne, alors qu'on veut afficher des doubles quotes </text:span><text:span text:style-name="T1">littéralement </text:span><text:span text:style-name="T34">pour la chaîne imbriquée.</text:span></text:p>
      <text:p text:style-name="P36"/>
      <text:p text:style-name="P36"><text:s/></text:p>
      <text:p text:style-name="P1"><text:span text:style-name="T34">Plus généralement, tous les symboles que l'on veut afficher </text:span><text:span text:style-name="T1">littéralement</text:span><text:span text:style-name="T34"> dans la chaîne affichée de manière imbriquée (on veut littéralement avoir '</text:span><text:span text:style-name="T30">\n</text:span><text:span text:style-name="T34">'), mais pour ce qu'ils symbolisent dans la chaîne générale (on veut avoir un retour de ligne), il faut utiliser des placeholders, ou trouver un moyen de l'afficher uniquement dans la chaîne générale.</text:span></text:p>
      <text:p text:style-name="P36"/>
      <text:p text:style-name="P36"/>
      <text:p text:style-name="P1"><text:span text:style-name="T34">Une version légèrement plus complexe car conforme au sujet de 42 est présente dans </text:span><text:span text:style-name="T30">Colleen/C/Colleen.c</text:span><text:span text:style-name="T34"> du projet dr_quine.</text:span></text:p>
      <text:p text:style-name="P1"><text:span text:style-name="T34"/></text:p>
      <text:p text:style-name="P1"><text:span text:style-name="T34">La version du projet utilise non pas </text:span><text:span text:style-name="T30">%c</text:span><text:span text:style-name="T34"> dans la chaîne formatée, mais </text:span><text:span text:style-name="T30">%1$c</text:span><text:span text:style-name="T34"> : cela permet de faire référence à l'argument avec l'index 1 dans </text:span><text:span text:style-name="T1">printf</text:span><text:span text:style-name="T34">, et donc de ne pas devoir inscrire 20 fois un retour à la ligne dans le printf, mais simplement une fois.</text:span></text:p>
      <text:p text:style-name="P36"/>
      <text:p text:style-name="P36"/>
      <text:list xml:id="list8612236110034672131" text:style-name="L7">
        <text:list-item>
          <text:p text:style-name="P34"><text:soft-page-break/>Quine C – macros</text:p>
        </text:list-item>
      </text:list>
      <text:p text:style-name="P36"/>
      <text:p text:style-name="P1"><text:span text:style-name="T34">D'abord un petit rappel sur les </text:span><text:span text:style-name="T1">macros </text:span><text:span text:style-name="T34">de préprocesseur en C, tiré de </text:span><text:a xlink:type="simple" xlink:href="https://gcc.gnu.org/onlinedocs/cpp/Macros.html" text:style-name="Internet_20_link" text:visited-style-name="Visited_20_Internet_20_Link"><text:span text:style-name="T34">ce tutoriel GCC</text:span></text:a><text:span text:style-name="T34">.</text:span></text:p>
      <text:p text:style-name="P36"/>
      <text:p text:style-name="P36"/>
      <text:p text:style-name="P1"><text:span text:style-name="T34">&gt; </text:span><text:span text:style-name="T43">Object-like macros</text:span></text:p>
      <text:p text:style-name="P36"/>
      <text:p text:style-name="P36">An object-like macro is a simple identifier which will be replaced by a code fragment. They are most commonly used to give symbolic names to numeric constants.</text:p>
      <text:p text:style-name="P36"/>
      <text:p text:style-name="P1"><text:span text:style-name="T34">You create macros with the ‘</text:span><text:span text:style-name="T30">#define</text:span><text:span text:style-name="T34">’ directive. ‘</text:span><text:span text:style-name="T30">#define</text:span><text:span text:style-name="T34">’ is followed by the name of the macro and then the token sequence it should be an abbreviation for, which is variously referred to as the macro’s </text:span><text:span text:style-name="T1">expansion</text:span><text:span text:style-name="T34">. For example,</text:span></text:p>
      <text:p text:style-name="P36"/>
      <text:p text:style-name="P37">#define BUFFER_SIZE 1024</text:p>
      <text:p text:style-name="P36"/>
      <text:p text:style-name="P1"><text:span text:style-name="T34">When finding </text:span><text:span text:style-name="T31">BUFFER_SIZE</text:span><text:span text:style-name="T34"> in the source code, the C preprocessor will recognize and </text:span><text:span text:style-name="Emphasis"><text:span text:style-name="T34">expand</text:span></text:span><text:span text:style-name="T34"> the macro </text:span><text:span text:style-name="Source_20_Text"><text:span text:style-name="T34">BUFFER_SIZE</text:span></text:span><text:span text:style-name="T34">.</text:span></text:p>
      <text:p text:style-name="P36"/>
      <text:p text:style-name="P1">When the preprocessor expands a macro name, the macro’s expansion replaces the macro invocation, then the expansion is examined for more macros to expand. For example :</text:p>
      <text:p text:style-name="P7"/>
      <text:p text:style-name="P7">#define TABLESIZE BUFSIZE</text:p>
      <text:p text:style-name="P7">#define BUFSIZE 1024</text:p>
      <text:p text:style-name="P7">TABLESIZE</text:p>
      <text:p text:style-name="P7"><text:s text:c="5"/>→ BUFSIZE</text:p>
      <text:p text:style-name="P7"><text:s text:c="5"/>→ 1024</text:p>
      <text:p text:style-name="P7"/>
      <text:p text:style-name="P1"><text:span text:style-name="T29">TABLESIZE</text:span> is expanded first to produce <text:span text:style-name="T29">BUFSIZE</text:span>, then that macro is expanded to produce the final result, <text:span text:style-name="T29">1024</text:span>. </text:p>
      <text:p text:style-name="Standard"/>
      <text:p text:style-name="Standard"/>
      <text:p text:style-name="Standard">&gt; <text:span text:style-name="T42">Function-like macros</text:span></text:p>
      <text:p text:style-name="Standard"/>
      <text:p text:style-name="P14">You can also define macros whose use looks like a function call. These are called <text:span text:style-name="Emphasis">function-like macros</text:span>. To define a function-like macro, you use the same ‘<text:span text:style-name="Example">#define</text:span>’ directive, but you put a pair of parentheses immediately after the macro name. For example :</text:p>
      <text:p text:style-name="P14"/>
      <text:p text:style-name="P16">#define lang_init() <text:s/>c_init()</text:p>
      <text:p text:style-name="P16">lang_init()</text:p>
      <text:p text:style-name="P16"><text:s text:c="5"/>→ c_init()</text:p>
      <text:p text:style-name="P14"/>
      <text:p text:style-name="P14">A function-like macro is only expanded if its name appears with a pair of parentheses after it.</text:p>
      <text:p text:style-name="P11"/>
      <text:p text:style-name="P11"/>
      <text:p text:style-name="P11">&gt; <text:span text:style-name="T42">Macro's arguments</text:span></text:p>
      <text:p text:style-name="P50"/>
      <text:p text:style-name="P14">Function-like macros can take <text:span text:style-name="Emphasis">arguments</text:span>, just like true functions. To define a macro that uses arguments, you insert <text:span text:style-name="Emphasis">parameters</text:span> between the pair of parentheses in the macro definition that make the macro function-like.</text:p>
      <text:p text:style-name="P14"/>
      <text:p text:style-name="P17">To invoke a macro that takes arguments, you write the name of the macro followed by a list of <text:span text:style-name="Emphasis">actual arguments</text:span> in parentheses, separated by commas. The invocation of the macro need not be <text:soft-page-break/>restricted to a single logical line—it can cross as many lines in the source file as you wish. The number of arguments you give must match the number of parameters in the macro definition. When the macro is expanded, each use of a parameter in its body is replaced by the tokens of the corresponding argument. (You need not use all of the parameters in the macro body.) </text:p>
      <text:p text:style-name="P17">As an example, here is a macro that computes the minimum of two numeric values, as it is defined in many C programs, and some uses. </text:p>
      <text:p text:style-name="P18">#define min(X, Y) <text:s/>((X) &lt; (Y) ? (X) : (Y))</text:p>
      <text:p text:style-name="P18"><text:s text:c="2"/>x = min(a, b); <text:s text:c="9"/>→ <text:s/>x = ((a) &lt; (b) ? (a) : (b));</text:p>
      <text:p text:style-name="P25"><text:s text:c="2"/>y = min(1, 2); <text:s text:c="9"/>→ <text:s/>y = ((1) &lt; (2) ? (1) : (2));</text:p>
      <text:p text:style-name="P11"/>
      <text:p text:style-name="P11">&gt; <text:span text:style-name="T42">Stringizing</text:span></text:p>
      <text:p text:style-name="P1"/>
      <text:p text:style-name="P1">Sometimes you may want to convert a macro argument into a <text:span text:style-name="T1">string constant</text:span>. When a macro parameter is used with a leading ‘<text:span text:style-name="Example">#</text:span>’, the preprocessor replaces it with the <text:span text:style-name="T1">literal text of the actual argument</text:span>, converted to a string constant. Unlike normal parameter replacement, <text:span text:style-name="T1">the argument is not macro-expanded</text:span> first. This is called <text:span text:style-name="Emphasis">stringizing</text:span>. </text:p>
      <text:p text:style-name="Text_20_body"/>
      <text:p text:style-name="Text_20_body">Here is an example of a macro definition that uses stringizing: </text:p>
      <text:p text:style-name="Preformatted_20_Text">#define WARN_IF(EXP) \</text:p>
      <text:p text:style-name="Preformatted_20_Text">do { if (EXP) \</text:p>
      <text:p text:style-name="Preformatted_20_Text"><text:s text:c="8"/>fprintf (stderr, "Warning: " #EXP "\n"); } \</text:p>
      <text:p text:style-name="Preformatted_20_Text">while (0)</text:p>
      <text:p text:style-name="Preformatted_20_Text">WARN_IF (x == 0);</text:p>
      <text:p text:style-name="Preformatted_20_Text"><text:s text:c="5"/></text:p>
      <text:p text:style-name="Preformatted_20_Text">=&gt;<text:tab/>→ do { if (x == 0)</text:p>
      <text:p text:style-name="P24"><text:s text:c="11"/>fprintf (stderr, "Warning: " "x == 0" "\n"); } while (0);</text:p>
      <text:p text:style-name="P1">Stringizing in C involves more than putting double-quote characters around the fragment. The preprocessor backslash-escapes the quotes surrounding embedded string constants, and all backslashes within string and character constants, in order to get a valid C string constant with the proper contents. Thus, stringizing <text:span text:style-name="Source_20_Text">p = "foo\n";</text:span> results in <text:span text:style-name="Teletype">"p = \"foo\\n\";"</text:span>.</text:p>
      <text:p text:style-name="P1"/>
      <text:p text:style-name="P1">Une autre rapide illustration, montrant l'absence d'expansion des arguments lorsqu'il s'agit eux-mêmes de macros :</text:p>
      <text:p text:style-name="P1"/>
      <text:p text:style-name="P8">#define<text:tab/>var<text:tab/>42</text:p>
      <text:p text:style-name="P8">#define<text:tab/>S(s)<text:tab/>#s</text:p>
      <text:p text:style-name="P39"/>
      <text:p text:style-name="P1"><text:span text:style-name="T32">S(var) =&gt; #var =&gt; "var"</text:span><text:span text:style-name="T34"><text:tab/><text:tab/>i.e. </text:span><text:span text:style-name="T1">var was not expanded</text:span></text:p>
      <text:p text:style-name="P36"/>
      <text:p text:style-name="P36"/>
      <text:p text:style-name="P39">#define<text:tab/>var<text:tab/>42</text:p>
      <text:p text:style-name="P39">#define<text:tab/>X(s)<text:tab/>S(s)</text:p>
      <text:p text:style-name="P39">#define<text:tab/>S(s)<text:tab/>#s</text:p>
      <text:p text:style-name="P39"/>
      <text:p text:style-name="P1"><text:span text:style-name="T32">X(var) =&gt; S(42) =&gt; "42"</text:span><text:span text:style-name="T34"><text:tab/><text:tab/>i.e.la macro X est uniquement utilisée pour l</text:span><text:span text:style-name="T1">'expansion de var,</text:span><text:span text:style-name="T34"> <text:tab/><text:tab/><text:tab/><text:tab/><text:tab/>et passer la version expanded à S, qui produira le string litteral.</text:span></text:p>
      <text:p text:style-name="P36"/>
      <text:p text:style-name="P36"/>
      <text:p text:style-name="P1"><text:span text:style-name="T34">On peut également former un </text:span><text:span text:style-name="T1">quine </text:span><text:span text:style-name="T34">à partir des mécanismes de macro, et plus particulièrement de la méthode de </text:span><text:span text:style-name="T45">stringizing</text:span><text:span text:style-name="T6">.</text:span></text:p>
      <text:p text:style-name="P40"/>
      <text:p text:style-name="P40"><draw:frame draw:style-name="fr1" draw:name="images4" text:anchor-type="paragraph" svg:width="20.994cm" svg:height="2.815cm" draw:z-index="3"><draw:image xlink:href="Pictures/200000070000784D00001021CA3AC95A.svm" xlink:type="simple" xlink:show="embed" xlink:actuate="onLoad"/></draw:frame><text:soft-page-break/></text:p>
      <text:p text:style-name="P40"/>
      <text:p text:style-name="P40"/>
      <text:p text:style-name="P40"/>
      <text:p text:style-name="P40"/>
      <text:p text:style-name="P40"/>
      <text:p text:style-name="P40"/>
      <text:p text:style-name="P40"/>
      <text:p text:style-name="P40"/>
      <text:p text:style-name="P40">En texte :</text:p>
      <text:p text:style-name="P40"/>
      <text:p text:style-name="P21"><text:span text:style-name="T4">#define B(x) int main(){puts("#define B(x) "x"\n#define X(s) S(s)\n#define S(s)#s\n#include &lt;stdio.h&gt;\nB(X(B(x)</text:span><text:span text:style-name="T3">));\n</text:span><text:span text:style-name="T46">/*\n <text:s text:c="2"/>Macros quine!\n*/</text:span><text:span text:style-name="T3">")</text:span><text:span text:style-name="T4">;return(0);}</text:span></text:p>
      <text:p text:style-name="P22"/>
      <text:p text:style-name="P22">#define X(s) S(s)</text:p>
      <text:p text:style-name="P22">#define S(s) #s</text:p>
      <text:p text:style-name="P22">#include &lt;stdio.h&gt;</text:p>
      <text:p text:style-name="P23">B(X(B(x)));</text:p>
      <text:p text:style-name="P19">/*</text:p>
      <text:p text:style-name="P20"><text:s text:c="4"/><text:span text:style-name="T44">Macros quine!</text:span></text:p>
      <text:p text:style-name="P26">*/</text:p>
      <text:p text:style-name="P40">L'idée est la suivante. D'abord, on appelle la macro X, avec en argument B(x).</text:p>
      <text:p text:style-name="P40"/>
      <text:p text:style-name="P1"><text:span text:style-name="T6">B(x) est étendu en la fonction correspondant au main, avec pour argument "x", donc le "x" dans la fonction reste </text:span><text:span text:style-name="T33">x</text:span><text:span text:style-name="T6">.</text:span></text:p>
      <text:p text:style-name="P40"/>
      <text:p text:style-name="P1"><text:span text:style-name="T6">La macro X(s) procède à l'expansion et passe donc cette définition de fonction à la macro S(s). Cette dernière transforme la déclaration de fonction en </text:span><text:span text:style-name="T3">string litteral</text:span><text:span text:style-name="T6">.</text:span></text:p>
      <text:p text:style-name="P40"/>
      <text:p text:style-name="P40">On a donc :</text:p>
      <text:p text:style-name="P45">X(B(x)) --&gt; "int main(){puts(\"#define B(x)\"x\"\\n#define X(s)S(s)\\n#define S(s)#s\\nB(X(B(x)));\");}" </text:p>
      <text:p text:style-name="P36"/>
      <text:p text:style-name="P1"><text:span text:style-name="T34">On passe ce string litteral (qui correspond donc exactement à la définition de la fonction </text:span><text:span text:style-name="T1">main </text:span><text:span text:style-name="T34">dans la macro B(x), avec son placeholder "x") en argument à la macro B(x).</text:span></text:p>
      <text:p text:style-name="P36"/>
      <text:p text:style-name="P36">Cette dernière va remplacer "x" par le string litteral (sa propre définition) :</text:p>
      <text:p text:style-name="P9">B(X(B(x))) --&gt; void main(){puts("#define B(x)" "void main(){puts(\"#define B(x)\"x\"\\n#define X(s)S(s)\\n#define S(s)#s\\nB(X(B(x)));\");}" "\n#define X(s)S(s)\n#define S(s)#s\nB(X(B(x)));");} </text:p>
      <text:p text:style-name="P36"/>
      <text:p text:style-name="P36">Schématiquement :</text:p>
      <text:p text:style-name="P9">B(X(B(x))) --&gt; void main(){puts("#define B(x)" [STRING LITTERAL] "\n#define X(s)S(s)\n#define S(s)#s\nB(X(B(x)));");} </text:p>
      <text:p text:style-name="P36"/>
      <text:p text:style-name="P1"><text:span text:style-name="T34">Ce qui nous permet d'aboutir à un </text:span><text:span text:style-name="T1">quine</text:span><text:span text:style-name="T34"> correct.</text:span></text:p>
      <text:p text:style-name="P36"><text:soft-page-break/></text:p>
      <text:p text:style-name="P1"><text:span text:style-name="T34">Une version légèrement plus complexe car conforme au sujet 42 est présente dans </text:span><text:span text:style-name="T30">Grace/C/Grace.c</text:span><text:span text:style-name="T34"> du projet dr_quine. Au lieu d'utiliser puts, on write dans un fichier </text:span><text:span text:style-name="T30">Grace_kid.c</text:span><text:span text:style-name="T34">.</text:span></text:p>
      <text:p text:style-name="P1"/>
      <text:p text:style-name="P1"/>
      <text:list xml:id="list8429184244297694064" text:style-name="L8">
        <text:list-item>
          <text:p text:style-name="P47"><text:span text:style-name="T47">Self-replicating program</text:span></text:p>
        </text:list-item>
      </text:list>
      <text:p text:style-name="P1"><text:span text:style-name="T47"/></text:p>
      <text:p text:style-name="P2">Le troisième programme à construire dans le projet dr_quine de 42 était un programme qui :</text:p>
      <text:list xml:id="list6359107093520451414" text:style-name="L9">
        <text:list-item>
          <text:p text:style-name="P42">Écrivait son propre code source dans un fichier.</text:p>
        </text:list-item>
        <text:list-item>
          <text:p text:style-name="P42">Compilait le fichier résultant.</text:p>
        </text:list-item>
        <text:list-item>
          <text:p text:style-name="P42">Exécutait le programme issu de la compilation.</text:p>
        </text:list-item>
      </text:list>
      <text:p text:style-name="P2"/>
      <text:p text:style-name="P2">Dans le code source du programme initial, un entier <text:span text:style-name="T1">n </text:span><text:span text:style-name="T34">est présent, avec pour valeur initiale </text:span><text:span text:style-name="T1">5</text:span><text:span text:style-name="T34">. A chaque écriture du code source dans un fichier de sortie (Sully_X.c, avec X l'entier), cet entier doit être décrémenté. Lorsque cet entier arrive à 0 (Sully_0.c), le fichier source doit être compilé, mais le programme en résultant ne doit pas être exécuté (ce qui permet de ne pas créer une boucle infinie de réplication – compilation – exécution).</text:span></text:p>
      <text:p text:style-name="P2"><text:span text:style-name="T34"/></text:p>
      <text:p text:style-name="P2"><text:span text:style-name="T34">Voilà à quoi ressemble le code :</text:span></text:p>
      <text:p text:style-name="P2"><text:span text:style-name="T34"/></text:p>
      <text:p text:style-name="P57"><text:span text:style-name="T34">#include &lt;stdlib.h&gt;</text:span></text:p>
      <text:p text:style-name="P58">#include &lt;stdio.h&gt;</text:p>
      <text:p text:style-name="P58">#include &lt;string.h&gt;</text:p>
      <text:p text:style-name="P58">#include &lt;fcntl.h&gt;</text:p>
      <text:p text:style-name="P58">#include &lt;unistd.h&gt;</text:p>
      <text:p text:style-name="P27"/>
      <text:p text:style-name="P27"><text:span text:style-name="T48">int</text:span> <text:span text:style-name="T50">main</text:span><text:span text:style-name="T53">()</text:span></text:p>
      <text:p text:style-name="P60">{</text:p>
      <text:p text:style-name="P27"><text:s text:c="4"/><text:span text:style-name="T48">int</text:span> <text:span text:style-name="T53">n</text:span> <text:span text:style-name="T53">=</text:span> <text:span text:style-name="T54">5</text:span><text:span text:style-name="T53">;</text:span></text:p>
      <text:p text:style-name="P27"><text:s text:c="4"/><text:span text:style-name="T48">if</text:span> <text:span text:style-name="T53">(access(</text:span><text:span text:style-name="T55">"Sully_5.c"</text:span><text:span text:style-name="T53">,</text:span> <text:span text:style-name="T53">F_OK)</text:span> <text:span text:style-name="T53">!=</text:span> <text:span text:style-name="T53">-</text:span><text:span text:style-name="T54">1</text:span><text:span text:style-name="T53">)</text:span></text:p>
      <text:p text:style-name="P27"><text:s text:c="8"/><text:span text:style-name="T53">--n;</text:span></text:p>
      <text:p text:style-name="P27"><text:s text:c="4"/><text:span text:style-name="T48">char</text:span> <text:span text:style-name="T53">c</text:span> <text:span text:style-name="T53">=</text:span> <text:span text:style-name="T53">n</text:span> <text:span text:style-name="T53">+</text:span> <text:span text:style-name="T55">'0'</text:span><text:span text:style-name="T53">;</text:span></text:p>
      <text:p text:style-name="P27"><text:s text:c="4"/><text:span text:style-name="T48">char</text:span> <text:span text:style-name="T53">l[</text:span><text:span text:style-name="T54">42</text:span><text:span text:style-name="T53">]</text:span> <text:span text:style-name="T53">=</text:span> <text:span text:style-name="T55">"Sully_"</text:span><text:span text:style-name="T53">;</text:span></text:p>
      <text:p text:style-name="P27"><text:s text:c="4"/><text:span text:style-name="T53">strncat(l,</text:span> <text:span text:style-name="T53">&amp;c,</text:span> <text:span text:style-name="T54">1</text:span><text:span text:style-name="T53">);</text:span></text:p>
      <text:p text:style-name="P27"><text:s text:c="4"/><text:span text:style-name="T53">strncat(l,</text:span> <text:span text:style-name="T55">".c"</text:span><text:span text:style-name="T53">,</text:span> <text:span text:style-name="T54">2</text:span><text:span text:style-name="T53">);</text:span></text:p>
      <text:p text:style-name="P27"><text:s text:c="4"/><text:span text:style-name="T48">char</text:span><text:span text:style-name="T53">*s=</text:span><text:span text:style-name="T55">"#include &lt;stdlib.h&gt;%1$c#include &lt;stdio.h&gt;%1$c#include &lt;string.h&gt;%1$c#include &lt;fcntl.h&gt;%1$c#include &lt;unistd.h&gt;%1$c%1$cint main()%1$c{%1$c <text:s text:c="3"/>int n = %3$d;%1$c <text:s text:c="2"/>if (access(%2$cSully_5.c%2$c, F_OK) != -1)%1$c <text:s text:c="5"/>--n;%1$c <text:s text:c="3"/>char c = n + '0';%1$c <text:s text:c="2"/>char l[42] = %2$cSully_%2$c;%1$c <text:s text:c="3"/>strncat(l, &amp;c, 1);%1$c <text:s/>strncat(l, %2$c.c%2$c, 2);%1$c <text:s/>char*s=%2$c%4$s%2$c;%1$c <text:s text:c="3"/>char r[4096];%1$c <text:s text:c="2"/>sprintf(r, s, 10,34,n,s);%1$c <text:s text:c="2"/>int fd = open(l, 0100 | 02, 0666);%1$c <text:s/>write(fd, r, strlen(r));%1$c%1$c <text:s text:c="3"/>char cmd[128] = %2$cclang %2$c;%1$c char exec[128] = %2$c./%2$c;%1$c <text:s text:c="3"/>strncat(cmd, l, strlen(l));%1$c strncat(cmd, %2$c -o %2$c, 4);%1$c <text:s/>strncat(cmd, l, strlen(l) - 2);%1$c strncat(exec, l, strlen(l) - 2);%1$c <text:s text:c="3"/>system(cmd);%1$c <text:s text:c="3"/>if (n &gt; 0)%1$c <text:s text:c="5"/>system(exec);%1$c <text:s text:c="2"/>return (0);%1$c}%1$c"</text:span><text:span text:style-name="T53">;</text:span></text:p>
      <text:p text:style-name="P27"><text:s text:c="4"/><text:span text:style-name="T48">char</text:span> <text:span text:style-name="T53">r[</text:span><text:span text:style-name="T54">4096</text:span><text:span text:style-name="T53">];</text:span></text:p>
      <text:p text:style-name="P27"><text:s text:c="4"/><text:span text:style-name="T53">sprintf(r,</text:span> <text:span text:style-name="T53">s,</text:span> <text:span text:style-name="T54">10</text:span><text:span text:style-name="T53">,</text:span><text:span text:style-name="T54">34</text:span><text:span text:style-name="T53">,n,s);</text:span></text:p>
      <text:p text:style-name="P27"><text:s text:c="4"/><text:span text:style-name="T48">int</text:span> <text:span text:style-name="T53">fd</text:span> <text:span text:style-name="T53">=</text:span> <text:span text:style-name="T53">open(l,</text:span> <text:span text:style-name="T54">0100</text:span> <text:span text:style-name="T53">|</text:span> <text:span text:style-name="T54">02</text:span><text:span text:style-name="T53">,</text:span> <text:span text:style-name="T54">0666</text:span><text:span text:style-name="T53">);</text:span></text:p>
      <text:p text:style-name="P27"><text:s text:c="4"/><text:span text:style-name="T53">write(fd,</text:span> <text:span text:style-name="T53">r,</text:span> <text:span text:style-name="T53">strlen(r));</text:span></text:p>
      <text:p text:style-name="P27"/>
      <text:p text:style-name="P27"><text:soft-page-break/><text:s text:c="4"/><text:span text:style-name="T48">char</text:span> <text:span text:style-name="T53">cmd[</text:span><text:span text:style-name="T54">128</text:span><text:span text:style-name="T53">]</text:span> <text:span text:style-name="T53">=</text:span> <text:span text:style-name="T55">"clang "</text:span><text:span text:style-name="T53">;</text:span></text:p>
      <text:p text:style-name="P27"><text:s text:c="4"/><text:span text:style-name="T48">char</text:span> <text:span text:style-name="T53">exec[</text:span><text:span text:style-name="T54">128</text:span><text:span text:style-name="T53">]</text:span> <text:span text:style-name="T53">=</text:span> <text:span text:style-name="T55">"./"</text:span><text:span text:style-name="T53">;</text:span></text:p>
      <text:p text:style-name="P27"><text:s text:c="4"/><text:span text:style-name="T53">strncat(cmd,</text:span> <text:span text:style-name="T53">l,</text:span> <text:span text:style-name="T53">strlen(l));</text:span></text:p>
      <text:p text:style-name="P27"><text:s text:c="4"/><text:span text:style-name="T53">strncat(cmd,</text:span> <text:span text:style-name="T55">" -o "</text:span><text:span text:style-name="T53">,</text:span> <text:span text:style-name="T54">4</text:span><text:span text:style-name="T53">);</text:span></text:p>
      <text:p text:style-name="P27"><text:s text:c="4"/><text:span text:style-name="T53">strncat(cmd,</text:span> <text:span text:style-name="T53">l,</text:span> <text:span text:style-name="T53">strlen(l)</text:span> <text:span text:style-name="T53">-</text:span> <text:span text:style-name="T54">2</text:span><text:span text:style-name="T53">);</text:span></text:p>
      <text:p text:style-name="P27"><text:s text:c="4"/><text:span text:style-name="T53">strncat(exec,</text:span> <text:span text:style-name="T53">l,</text:span> <text:span text:style-name="T53">strlen(l)</text:span> <text:span text:style-name="T53">-</text:span> <text:span text:style-name="T54">2</text:span><text:span text:style-name="T53">);</text:span></text:p>
      <text:p text:style-name="P27"><text:s text:c="4"/><text:span text:style-name="T53">system(cmd);</text:span></text:p>
      <text:p text:style-name="P27"><text:s text:c="4"/><text:span text:style-name="T48">if</text:span> <text:span text:style-name="T53">(n</text:span> <text:span text:style-name="T53">&gt;</text:span> <text:span text:style-name="T54">0</text:span><text:span text:style-name="T53">)</text:span></text:p>
      <text:p text:style-name="P27"><text:s text:c="8"/><text:span text:style-name="T53">system(exec);</text:span></text:p>
      <text:p text:style-name="P27"><text:s text:c="4"/><text:span text:style-name="T48">return</text:span> <text:span text:style-name="T53">(</text:span><text:span text:style-name="T54">0</text:span><text:span text:style-name="T53">);</text:span></text:p>
      <text:p text:style-name="P53"><text:span text:style-name="T53">}</text:span></text:p>
      <text:p text:style-name="P2"><text:span text:style-name="T34">En réalité, le même principe que pour notre premier </text:span><text:span text:style-name="T1">quine </text:span><text:span text:style-name="T34">en C a été utilisé (créer une format string qui, formatée, affichera le code source et qui s'affichera elle-même en version non-formatée). La seule différence étant :</text:span></text:p>
      <text:p text:style-name="P2"><text:span text:style-name="T34"/></text:p>
      <text:list xml:id="list8075934342008985775" text:style-name="L10">
        <text:list-item>
          <text:p text:style-name="P43"><text:span text:style-name="T34">Qu'on utilise </text:span><text:span text:style-name="T1">access </text:span><text:span text:style-name="T34">pour déterminer si la première réplication dans </text:span><text:span text:style-name="T30">Sully_5.c</text:span><text:span text:style-name="T34"> a été effectuée. Si ce n'est pas le cas, on ne décrémente par l'entier.</text:span></text:p>
        </text:list-item>
        <text:list-item>
          <text:p text:style-name="P43"><text:span text:style-name="T34">On construit ensuite le nom du fichier de destination et on y inscrit le code source actuel (avec n décrémenté si </text:span><text:span text:style-name="T30">Sully_5.c</text:span><text:span text:style-name="T34"> a déjà été créé).</text:span></text:p>
        </text:list-item>
        <text:list-item>
          <text:p text:style-name="P43"><text:span text:style-name="T34">On construit ensuite notre commande de compilation avec </text:span><text:span text:style-name="T1">clang</text:span><text:span text:style-name="T34">.</text:span></text:p>
        </text:list-item>
        <text:list-item>
          <text:p text:style-name="P43"><text:span text:style-name="T34">On construit également notre commande d'exécution.</text:span></text:p>
        </text:list-item>
        <text:list-item>
          <text:p text:style-name="P43"><text:span text:style-name="T34">On compile le fichier source résultant de notre write, et on l'exécute si </text:span><text:span text:style-name="T1">n </text:span><text:span text:style-name="T34">n'est pas 0.</text:span></text:p>
        </text:list-item>
      </text:list>
      <text:p text:style-name="P2"><text:span text:style-name="T34"/></text:p>
      <text:list xml:id="list4415011302731634032" text:style-name="L11">
        <text:list-item>
          <text:p text:style-name="P44"><text:span text:style-name="T45">Assembly quine</text:span></text:p>
        </text:list-item>
      </text:list>
      <text:p text:style-name="P2"><text:span text:style-name="T45"/></text:p>
      <text:p text:style-name="P2"><text:span text:style-name="T34">Il était fortement conseillé, dans le projet dr_quine, d'essayer de construire des quine en assembleur. La première version, qui ne fait qu'afficher le code du programme sur la sortie standard, est la suivante :</text:span></text:p>
      <text:p text:style-name="P2"><text:span text:style-name="T34"/></text:p>
      <text:p text:style-name="P63">; colleen</text:p>
      <text:section text:style-name="Sect1" text:name="htmlCode">
        <text:p text:style-name="P64"><text:span text:style-name="T60">section</text:span> <text:span text:style-name="T60">.data</text:span></text:p>
        <text:p text:style-name="P64"><text:s text:c="4"/>format <text:s/><text:span text:style-name="T60">db</text:span> <text:span text:style-name="T62">"; colleen%1$csection .data%1$c <text:s/>format <text:s/>db %2$c%3$s%2$c,0%1$c%1$csection .text%1$c <text:s text:c="5"/>global main%1$c <text:s text:c="4"/>extern printf%1$c%1$c <text:s text:c="2"/>main:%1$c <text:s text:c="6"/>call function%1$c%1$c <text:s text:c="6"/>mov rax, 0%1$c <text:s text:c="5"/>ret%1$c%1$c function:%1$c <text:s text:c="2"/>; Hello from function!%1$c <text:s text:c="5"/>mov rax, 0%1$c <text:s text:c="5"/>mov rdi, format%1$c <text:s text:c="4"/>mov rsi, 10%1$c <text:s text:c="4"/>mov rdx, 34%1$c <text:s text:c="4"/>mov rcx, format%1$c <text:s text:c="4"/>call printf%1$c"</text:span><text:span text:style-name="T63">,</text:span><text:span text:style-name="T65">0</text:span></text:p>
        <text:p text:style-name="P62"/>
        <text:p text:style-name="P64"><text:span text:style-name="T60">section</text:span> .text</text:p>
        <text:p text:style-name="P64"><text:s text:c="8"/><text:span text:style-name="T60">global</text:span> main</text:p>
        <text:p text:style-name="P64"><text:s text:c="8"/><text:span text:style-name="T60">extern</text:span> printf</text:p>
        <text:p text:style-name="P62"/>
        <text:p text:style-name="P65">    main:</text:p>
        <text:p text:style-name="P64"><text:s text:c="8"/><text:span text:style-name="T67">call</text:span> <text:span text:style-name="T69">function</text:span></text:p>
        <text:p text:style-name="P62"/>
        <text:p text:style-name="P64"><text:s text:c="8"/><text:span text:style-name="T67">mov</text:span> rax<text:span text:style-name="T63">,</text:span> <text:span text:style-name="T65">0</text:span></text:p>
        <text:p text:style-name="P64"><text:s text:c="8"/><text:span text:style-name="T67">ret</text:span></text:p>
        <text:p text:style-name="P62"/>
        <text:p text:style-name="P65">    function:</text:p>
        <text:p text:style-name="P64"><text:s text:c="4"/><text:span text:style-name="T71">; Hello from function!</text:span></text:p>
        <text:p text:style-name="P64"><text:s text:c="8"/><text:span text:style-name="T67">mov</text:span> rax<text:span text:style-name="T63">,</text:span> <text:span text:style-name="T65">0</text:span></text:p>
        <text:p text:style-name="P64"><text:s text:c="8"/><text:span text:style-name="T67">mov</text:span> rdi<text:span text:style-name="T63">,</text:span> format</text:p>
        <text:p text:style-name="P64"><text:s text:c="8"/><text:span text:style-name="T67">mov</text:span> rsi<text:span text:style-name="T63">,</text:span> <text:span text:style-name="T65">10</text:span></text:p>
        <text:p text:style-name="P64"><text:s text:c="8"/><text:span text:style-name="T67">mov</text:span> rdx<text:span text:style-name="T63">,</text:span> <text:span text:style-name="T65">34</text:span></text:p>
        <text:p text:style-name="P64"><text:s text:c="8"/><text:span text:style-name="T67">mov</text:span> rcx<text:span text:style-name="T63">,</text:span> format</text:p>
        <text:p text:style-name="P54"><text:span text:style-name="T72"><text:s text:c="8"/></text:span><text:span text:style-name="T67">call</text:span><text:span text:style-name="T72"> </text:span><text:span text:style-name="T69">printf</text:span></text:p>
      </text:section>
      <text:p text:style-name="P2"><text:soft-page-break/><text:span text:style-name="T34"/></text:p>
      <text:p text:style-name="P2"><text:span text:style-name="T34">La compilation d'un tel programme se fait via :</text:span></text:p>
      <text:p text:style-name="P2"><text:span text:style-name="T34"/></text:p>
      <text:p text:style-name="P48"><text:span text:style-name="T34">nasm -f elf64 Colleen.s -o Colleen.o &amp;&amp; gcc -no-pie -o Colleen Colleen.o</text:span></text:p>
      <text:p text:style-name="P2"><text:span text:style-name="T34"/></text:p>
      <text:p text:style-name="P2"><text:span text:style-name="T34">On doit compiler avec </text:span><text:span text:style-name="T1">gcc </text:span><text:span text:style-name="T34">et pas simplement </text:span><text:span text:style-name="T1">ld </text:span><text:span text:style-name="T34">pour pouvoir utiliser les fonctions de la </text:span><text:span text:style-name="T1">libc </text:span><text:span text:style-name="T34">(voir 42/ASM).</text:span></text:p>
      <text:p text:style-name="P2"><text:span text:style-name="T34"/></text:p>
      <text:p text:style-name="P2"><text:span text:style-name="T34">Le principe est encore une fois très similaire, avec l'utilisation de printf et d'une chaîne formatée, on l'a simplement, cette fois, écrit en assembleur.</text:span></text:p>
      <text:p text:style-name="P2"><text:span text:style-name="T34"/></text:p>
      <text:p text:style-name="P2"><text:span text:style-name="T34">On a également reproduit le second programme de dr_quine (</text:span><text:span text:style-name="T1">Grace</text:span><text:span text:style-name="T34">) en assembleur (il fallait cette fois écrire le code source du fichier dans un fichier </text:span><text:span text:style-name="T1">Grace_kid.s</text:span><text:span text:style-name="T34"> comme remarqué ci-dessus) :</text:span></text:p>
      <text:p text:style-name="P2"><text:span text:style-name="T34"/></text:p>
      <text:p text:style-name="P63"><text:span text:style-name="T34">; Grace</text:span></text:p>
      <text:p text:style-name="P64"><text:span text:style-name="T60">%define MAINFUNC <text:s text:c="3"/>main:</text:span></text:p>
      <text:p text:style-name="P64"><text:span text:style-name="T60">%define MAINDEC <text:s text:c="4"/>global main</text:span></text:p>
      <text:p text:style-name="P64"><text:span text:style-name="T60">%define RDWRCREATE <text:s/>0102o</text:span></text:p>
      <text:p text:style-name="P64"><text:span text:style-name="T60">section</text:span> <text:span text:style-name="T60">.data</text:span></text:p>
      <text:p text:style-name="P64"><text:s text:c="4"/>msg <text:span text:style-name="T60">db</text:span> <text:span text:style-name="T62">'; Grace%1$c%%define MAINFUNC <text:s text:c="3"/>main:%1$c%%define MAINDEC <text:s text:c="6"/>global main%1$c%%define RDWRCREATE <text:s/>0102o%1$csection .data%1$c <text:s/>msg db %3$c%2$s%3$c,0%1$c <text:s text:c="2"/>len equ $ - msg%1$c filename db "Grace_kid.s", 0%1$c <text:s text:c="3"/>fd dq 0%1$c%1$csection .text%1$c <text:s text:c="3"/>MAINDEC%1$c extern dprintf%1$c%1$c <text:s/>MAINFUNC%1$c <text:s text:c="7"/>mov rdi,filename%1$c <text:s text:c="7"/>mov rsi,RDWRCREATE%1$c <text:s text:c="5"/>mov rdx,0666o%1$c <text:s text:c="6"/>mov rax, 2%1$c <text:s text:c="5"/>syscall%1$c%1$c <text:s text:c="4"/>mov [fd], rax%1$c <text:s text:c="6"/>mov rdi, [fd]%1$c <text:s text:c="6"/>mov rsi, msg%1$c <text:s text:c="7"/>mov rdx, 10%1$c <text:s text:c="4"/>mov rcx, msg%1$c <text:s text:c="7"/>mov r8, 39%1$c <text:s text:c="5"/>mov rax, 0%1$c <text:s text:c="5"/>call dprintf%1$c%1$c <text:s text:c="7"/>mov rdi, [fd]%1$c <text:s text:c="6"/>mov rax, 3%1$c <text:s text:c="5"/>syscall%1$c%1$c <text:s text:c="4"/>mov rax, 60%1$c <text:s text:c="4"/>mov rdi, 0%1$c <text:s text:c="5"/>syscall%1$c'</text:span><text:span text:style-name="T63">,</text:span><text:span text:style-name="T65">0</text:span></text:p>
      <text:p text:style-name="P64"><text:s text:c="4"/>len <text:span text:style-name="T60">equ</text:span> $ <text:span text:style-name="T63">-</text:span> msg</text:p>
      <text:p text:style-name="P64"><text:s text:c="4"/>filename <text:span text:style-name="T60">db</text:span> <text:span text:style-name="T62">"Grace_kid.s"</text:span><text:span text:style-name="T63">,</text:span> <text:span text:style-name="T65">0</text:span></text:p>
      <text:p text:style-name="P64"><text:s text:c="4"/>fd <text:span text:style-name="T60">dq</text:span> <text:span text:style-name="T65">0</text:span></text:p>
      <text:p text:style-name="P62"/>
      <text:p text:style-name="P64"><text:span text:style-name="T60">section</text:span> .text</text:p>
      <text:p text:style-name="P64"><text:s text:c="4"/>MAINDEC</text:p>
      <text:p text:style-name="P64"><text:s text:c="4"/><text:span text:style-name="T60">extern</text:span> dprintf</text:p>
      <text:p text:style-name="P62"/>
      <text:p text:style-name="P64"><text:s text:c="4"/>MAINFUNC</text:p>
      <text:p text:style-name="P64"><text:s text:c="8"/><text:span text:style-name="T67">mov</text:span> rdi<text:span text:style-name="T63">,</text:span>filename</text:p>
      <text:p text:style-name="P64"><text:s text:c="8"/><text:span text:style-name="T67">mov</text:span> rsi<text:span text:style-name="T63">,</text:span>RDWRCREATE</text:p>
      <text:p text:style-name="P64"><text:s text:c="8"/><text:span text:style-name="T67">mov</text:span> rdx<text:span text:style-name="T63">,</text:span><text:span text:style-name="T73">0666o</text:span></text:p>
      <text:p text:style-name="P64"><text:s text:c="8"/><text:span text:style-name="T67">mov</text:span> rax<text:span text:style-name="T63">,</text:span> <text:span text:style-name="T65">2</text:span></text:p>
      <text:p text:style-name="P64"><text:s text:c="8"/><text:span text:style-name="T74">syscall</text:span></text:p>
      <text:p text:style-name="P62"/>
      <text:p text:style-name="P64"><text:s text:c="8"/><text:span text:style-name="T67">mov</text:span> <text:span text:style-name="T63">[</text:span>fd<text:span text:style-name="T63">],</text:span> rax</text:p>
      <text:p text:style-name="P64"><text:s text:c="8"/><text:span text:style-name="T67">mov</text:span> rdi<text:span text:style-name="T63">,</text:span> <text:span text:style-name="T63">[</text:span>fd<text:span text:style-name="T63">]</text:span></text:p>
      <text:p text:style-name="P64"><text:s text:c="8"/><text:span text:style-name="T67">mov</text:span> rsi<text:span text:style-name="T63">,</text:span> msg</text:p>
      <text:p text:style-name="P64"><text:s text:c="8"/><text:span text:style-name="T67">mov</text:span> rdx<text:span text:style-name="T63">,</text:span> <text:span text:style-name="T65">10</text:span></text:p>
      <text:p text:style-name="P64"><text:s text:c="8"/><text:span text:style-name="T67">mov</text:span> rcx<text:span text:style-name="T63">,</text:span> msg</text:p>
      <text:p text:style-name="P64"><text:s text:c="8"/><text:span text:style-name="T67">mov</text:span> r8<text:span text:style-name="T63">,</text:span> <text:span text:style-name="T65">39</text:span></text:p>
      <text:p text:style-name="P64"><text:s text:c="8"/><text:span text:style-name="T67">mov</text:span> rax<text:span text:style-name="T63">,</text:span> <text:span text:style-name="T65">0</text:span></text:p>
      <text:p text:style-name="P64"><text:s text:c="8"/><text:span text:style-name="T67">call</text:span> <text:span text:style-name="T69">dprintf</text:span></text:p>
      <text:p text:style-name="P62"/>
      <text:p text:style-name="P64"><text:s text:c="8"/><text:span text:style-name="T67">mov</text:span> rdi<text:span text:style-name="T63">,</text:span> <text:span text:style-name="T63">[</text:span>fd<text:span text:style-name="T63">]</text:span></text:p>
      <text:p text:style-name="P64"><text:s text:c="8"/><text:span text:style-name="T67">mov</text:span> rax<text:span text:style-name="T63">,</text:span> <text:span text:style-name="T65">3</text:span></text:p>
      <text:p text:style-name="P64"><text:s text:c="8"/><text:span text:style-name="T74">syscall</text:span></text:p>
      <text:p text:style-name="P62"/>
      <text:p text:style-name="P64"><text:s text:c="8"/><text:span text:style-name="T67">mov</text:span> rax<text:span text:style-name="T63">,</text:span> <text:span text:style-name="T65">60</text:span></text:p>
      <text:p text:style-name="P64"><text:s text:c="8"/><text:span text:style-name="T67">mov</text:span> rdi<text:span text:style-name="T63">,</text:span> <text:span text:style-name="T65">0</text:span></text:p>
      <text:p text:style-name="P55"><text:s text:c="8"/><text:span text:style-name="T74">syscall</text:span></text:p>
      <text:p text:style-name="P2"><text:soft-page-break/><text:span text:style-name="T34"/></text:p>
      <text:p text:style-name="P2"><text:span text:style-name="T34">Dans ce programme, on utilise des</text:span><text:span text:style-name="T1"> </text:span><text:span text:style-name="T30">%define</text:span><text:span text:style-name="T34"> (qui agissent comme les </text:span><text:span text:style-name="T30">#define</text:span><text:span text:style-name="T34"> en C) ; ils sont peu utiles, mais étaient demandés dans le sujet.</text:span></text:p>
      <text:p text:style-name="P2"><text:span text:style-name="T34">On utilise ensuite le syscall </text:span><text:span text:style-name="T30">open</text:span><text:span text:style-name="T34"> pour ouvrir le fichier d'output (en </text:span><text:span text:style-name="T30">READ WRITE CREATE</text:span><text:span text:style-name="T34">, et avec les droits en </text:span><text:span text:style-name="T30">0666</text:span><text:span text:style-name="T34">).</text:span></text:p>
      <text:p text:style-name="P2"><text:span text:style-name="T34">On utilise ensuite la fonction </text:span><text:span text:style-name="T30">dprintf</text:span><text:span text:style-name="T34">, qui agit exactement comme printf, mais écrit dans le </text:span><text:span text:style-name="T30">fd</text:span><text:span text:style-name="T34"> précisé en premier argument de la fonction au lieu de la sortie standard (un résultat auquel on peut également arriver avec des </text:span><text:span text:style-name="T30">dup</text:span><text:span text:style-name="T34">).</text:span></text:p>
      <text:p text:style-name="P2"><text:span text:style-name="T34"/></text:p>
      <text:p text:style-name="P2"><text:span text:style-name="T34"/></text:p>
      <text:p text:style-name="P2"><text:span text:style-name="T34">Le troisième programme en assembly (</text:span><text:span text:style-name="T30">Sully</text:span><text:span text:style-name="T34">), ressemble à ça :</text:span></text:p>
      <text:p text:style-name="P2"><text:span text:style-name="T34"/></text:p>
      <text:p text:style-name="P56"><text:span text:style-name="T61">%macro</text:span><text:span text:style-name="T38"> </text:span><text:span text:style-name="T68">write_string</text:span><text:span text:style-name="T70"> 2</text:span></text:p>
      <text:p text:style-name="P64"><text:span text:style-name="T38">    </text:span><text:span text:style-name="T68">mov</text:span><text:span text:style-name="T38"> rax</text:span><text:span text:style-name="T64">,</text:span><text:span text:style-name="T38"> </text:span><text:span text:style-name="T66">1</text:span></text:p>
      <text:p text:style-name="P64"><text:span text:style-name="T38">    </text:span><text:span text:style-name="T68">mov</text:span><text:span text:style-name="T38"> rdi</text:span><text:span text:style-name="T64">,</text:span><text:span text:style-name="T38"> </text:span><text:span text:style-name="T66">1</text:span></text:p>
      <text:p text:style-name="P64"><text:span text:style-name="T38">    </text:span><text:span text:style-name="T68">mov</text:span><text:span text:style-name="T38"> rsi</text:span><text:span text:style-name="T64">,</text:span><text:span text:style-name="T38"> </text:span><text:span text:style-name="T61">%1</text:span></text:p>
      <text:p text:style-name="P64"><text:span text:style-name="T38">    </text:span><text:span text:style-name="T68">mov</text:span><text:span text:style-name="T38"> rdx</text:span><text:span text:style-name="T64">,</text:span><text:span text:style-name="T38"> </text:span><text:span text:style-name="T61">%2</text:span></text:p>
      <text:p text:style-name="P64"><text:span text:style-name="T38">    </text:span><text:span text:style-name="T75">syscall</text:span></text:p>
      <text:p text:style-name="P66">%endmacro</text:p>
      <text:p text:style-name="P62"/>
      <text:p text:style-name="P64"><text:span text:style-name="T60">section</text:span> <text:span text:style-name="T60">.data</text:span></text:p>
      <text:p text:style-name="P64"><text:s text:c="4"/>n <text:s text:c="10"/><text:span text:style-name="T60">dq</text:span> <text:s/><text:span text:style-name="T65">5</text:span></text:p>
      <text:p text:style-name="P64"><text:s text:c="4"/>fd <text:s text:c="9"/><text:span text:style-name="T60">dq</text:span> <text:s/><text:span text:style-name="T65">0</text:span></text:p>
      <text:p text:style-name="P64"><text:s text:c="4"/>fname <text:s text:c="6"/><text:span text:style-name="T60">db</text:span> <text:span text:style-name="T62">"Sully_%d.s"</text:span><text:span text:style-name="T63">,</text:span><text:span text:style-name="T65">0</text:span></text:p>
      <text:p text:style-name="P64"><text:s text:c="4"/>exname <text:s text:c="5"/><text:span text:style-name="T60">db</text:span> <text:span text:style-name="T62">"Sully_%d"</text:span><text:span text:style-name="T63">,</text:span><text:span text:style-name="T65">0</text:span></text:p>
      <text:p text:style-name="P64"><text:s text:c="4"/>sully5 <text:s text:c="5"/><text:span text:style-name="T60">db</text:span> <text:span text:style-name="T62">"Sully_5.s"</text:span><text:span text:style-name="T63">,</text:span><text:span text:style-name="T65">0</text:span></text:p>
      <text:p text:style-name="P64"><text:s text:c="4"/>format <text:s text:c="5"/><text:span text:style-name="T60">db</text:span> <text:span text:style-name="T62">"%%macro write_string 2%1$c <text:s/>mov rax, 1%1$c <text:s/>mov rdi, 1%1$c <text:s/>mov rsi, %%1%1$c <text:s text:c="3"/>mov rdx, %%2%1$c <text:s text:c="3"/>syscall%1$c%%endmacro%1$c%1$csection .data%1$c <text:s/>n <text:s text:c="10"/>dq <text:s/>%4$d%1$c <text:s text:c="3"/>fd <text:s text:c="9"/>dq <text:s/>0%1$c <text:s text:c="2"/>fname <text:s text:c="6"/>db %2$cSully_%%d.s%2$c,0%1$c <text:s text:c="3"/>exname <text:s text:c="5"/>db %2$cSully_%%d%2$c,0%1$c <text:s/>sully5 <text:s text:c="5"/>db %2$cSully_5.s%2$c,0%1$c <text:s/>format <text:s text:c="5"/>db %2$c%3$s%2$c,0%1$c <text:s text:c="2"/>compile <text:s text:c="4"/>db %2$cnasm -f elf64 %%1$s.s -o %%1$s.o &amp;&amp; gcc -no-pie %%1$s.o -o %%1$s &amp;&amp; rm *.o%2$c,0%1$c execute <text:s text:c="4"/>db %2$c./%%1$s%2$c,0%1$c%1$csection .bss%1$c <text:s text:c="3"/>l <text:s text:c="10"/>resb 42%1$c c <text:s text:c="10"/>resb 42%1$c c_c <text:s text:c="8"/>resb 1024%1$c <text:s text:c="2"/>c_e <text:s text:c="8"/>resb 128%1$c%1$c%1$csection .text%1$c <text:s text:c="2"/>global main%1$c extern sprintf%1$c <text:s/>extern dprintf%1$c <text:s/>extern access%1$c <text:s text:c="2"/>extern system%1$c%1$c <text:s text:c="2"/>main:%1$c <text:s text:c="6"/>; Checking if we already generated Sully_5.s. If we did not, do not decrement n.%1$c <text:s text:c="3"/>.check_sully5:%1$c <text:s text:c="5"/>mov rax, 0%1$c <text:s text:c="5"/>lea rdi, [sully5]%1$c <text:s text:c="6"/>mov rsi, 0x00%1$c <text:s text:c="6"/>call access%1$c <text:s text:c="4"/>cmp rax, 0%1$c <text:s text:c="5"/>jne .generate_vars%1$c <text:s text:c="5"/>dec QWORD [n]%1$c%1$c <text:s text:c="2"/>.generate_vars:%1$c <text:s text:c="4"/>; Generate filename, Sully_X.s, in %2$cl%2$c%1$c <text:s text:c="7"/>mov rax, 0%1$c <text:s text:c="5"/>mov rdi, l%1$c <text:s text:c="5"/>mov rsi, fname%1$c <text:s text:c="5"/>mov rdx, [n]%1$c <text:s text:c="7"/>call sprintf%1$c <text:s text:c="7"/>; Generate exename, Sully_X, in %2$cl%2$c%1$c <text:s text:c="6"/>mov rax, 0%1$c <text:s text:c="5"/>mov rdi, c%1$c <text:s text:c="5"/>mov rsi, exname%1$c <text:s text:c="4"/>mov rdx, [n]%1$c <text:s text:c="7"/>call sprintf%1$c <text:s text:c="7"/>; Generating the compilation command%1$c <text:s text:c="7"/>mov rax, 0%1$c <text:s text:c="5"/>mov rdi, c_c%1$c <text:s text:c="7"/>mov rsi, compile%1$c <text:s text:c="7"/>mov rdx, c%1$c <text:s text:c="5"/>call sprintf%1$c <text:s text:c="7"/>; Generating the execution command%1$c <text:s text:c="5"/>mov rax, 0%1$c <text:s text:c="5"/>mov rdi, c_e%1$c <text:s text:c="7"/>mov rsi, execute%1$c <text:s text:c="7"/>mov rdx, c%1$c <text:s text:c="5"/>call sprintf%1$c%1$c <text:s text:c="7"/>; Opening the output file in RDWR, storing the resulting FD%1$c .open_file:%1$c <text:s text:c="4"/>mov rdi, l%1$c <text:s text:c="5"/>mov rsi, 0102o%1$c <text:s text:c="5"/>mov rdx, 0666o%1$c <text:s text:c="5"/>mov rax, 2%1$c <text:s text:c="5"/>syscall%1$c <text:s text:c="4"/>mov [fd], rax%1$c%1$c <text:s text:c="6"/>; Format and write source code into output file%1$c <text:s text:c="4"/>mov rdi, [fd]%1$c <text:s text:c="6"/>mov rsi, format%1$c <text:s text:c="4"/>mov rdx, 10%1$c <text:s text:c="4"/>mov rcx, 34%1$c <text:s text:c="4"/>mov r8, format%1$c <text:s text:c="5"/>mov r9, [n]%1$c <text:s text:c="4"/>mov rax, 0%1$c <text:s text:c="5"/>call dprintf%1$c%1$c <text:s text:c="7"/>; Closing output file FD%1$c <text:s text:c="7"/>mov rax, 3%1$c <text:s text:c="5"/>mov rdi, [fd]%1$c <text:s text:c="6"/>syscall%1$c%1$c .compile:%1$c <text:s text:c="6"/>push rax <text:s text:c="15"/>; For stack alignment%1$c <text:s text:c="6"/>mov rdi, c_c%1$c <text:s text:c="7"/>call system%1$c <text:s text:c="4"/>pop rax%1$c .execute:%1$c <text:s text:c="6"/>cmp QWORD [n], 0%1$c <text:s text:c="7"/>je .exit%1$c <text:s text:c="7"/>push rax <text:s text:c="15"/>; For stack alignment%1$c <text:s text:c="6"/>mov rdi, c_e%1$c <text:s text:c="7"/>call system%1$c <text:s text:c="4"/>pop rax%1$c%1$c%1$c <text:s text:c="4"/>; Exit%1$c <text:s/>.exit:%1$c <text:s text:c="5"/>mov rax, 0%1$c <text:s text:c="5"/>ret%1$c"</text:span><text:span text:style-name="T63">,</text:span><text:span text:style-name="T65">0</text:span></text:p>
      <text:p text:style-name="P64"><text:s text:c="4"/>compile <text:s text:c="4"/><text:span text:style-name="T60">db</text:span> <text:span text:style-name="T62">"nasm -f elf64 %1$s.s -o %1$s.o &amp;&amp; gcc -no-pie %1$s.o -o %1$s </text:span><text:soft-page-break/><text:span text:style-name="T62">&amp;&amp; rm *.o"</text:span><text:span text:style-name="T63">,</text:span><text:span text:style-name="T65">0</text:span></text:p>
      <text:p text:style-name="P64"><text:s text:c="4"/>execute <text:s text:c="4"/><text:span text:style-name="T60">db</text:span> <text:span text:style-name="T62">"./%1$s"</text:span><text:span text:style-name="T63">,</text:span><text:span text:style-name="T65">0</text:span></text:p>
      <text:p text:style-name="P62"/>
      <text:p text:style-name="P64"><text:span text:style-name="T60">section</text:span> .bss</text:p>
      <text:p text:style-name="P64"><text:s text:c="4"/>l <text:s text:c="10"/><text:span text:style-name="T67">resb</text:span> <text:span text:style-name="T65">42</text:span></text:p>
      <text:p text:style-name="P64"><text:s text:c="4"/><text:span text:style-name="T60">c</text:span> <text:s text:c="10"/><text:span text:style-name="T67">resb</text:span> <text:span text:style-name="T65">42</text:span></text:p>
      <text:p text:style-name="P64"><text:s text:c="4"/>c_c <text:s text:c="8"/><text:span text:style-name="T67">resb</text:span> <text:span text:style-name="T65">1024</text:span></text:p>
      <text:p text:style-name="P64"><text:s text:c="4"/>c_e <text:s text:c="8"/><text:span text:style-name="T67">resb</text:span> <text:span text:style-name="T65">128</text:span></text:p>
      <text:p text:style-name="P62"/>
      <text:p text:style-name="P62"/>
      <text:p text:style-name="P64"><text:span text:style-name="T60">section</text:span> .text</text:p>
      <text:p text:style-name="P64"><text:s text:c="4"/><text:span text:style-name="T60">global</text:span> main</text:p>
      <text:p text:style-name="P64"><text:s text:c="4"/><text:span text:style-name="T60">extern</text:span> sprintf</text:p>
      <text:p text:style-name="P64"><text:s text:c="4"/><text:span text:style-name="T60">extern</text:span> dprintf</text:p>
      <text:p text:style-name="P64"><text:s text:c="4"/><text:span text:style-name="T60">extern</text:span> access</text:p>
      <text:p text:style-name="P64"><text:s text:c="4"/><text:span text:style-name="T60">extern</text:span> system</text:p>
      <text:p text:style-name="P62"/>
      <text:p text:style-name="P65">    main:</text:p>
      <text:p text:style-name="P64"><text:s text:c="8"/><text:span text:style-name="T71">; Checking if we already generated Sully_5.s. If we did not, do not decrement n.</text:span></text:p>
      <text:p text:style-name="P65">    .check_sully5:</text:p>
      <text:p text:style-name="P64"><text:s text:c="8"/><text:span text:style-name="T67">mov</text:span> rax<text:span text:style-name="T63">,</text:span> <text:span text:style-name="T65">0</text:span></text:p>
      <text:p text:style-name="P64"><text:s text:c="8"/><text:span text:style-name="T67">lea</text:span> rdi<text:span text:style-name="T63">,</text:span> <text:span text:style-name="T63">[</text:span>sully5<text:span text:style-name="T63">]</text:span></text:p>
      <text:p text:style-name="P64"><text:s text:c="8"/><text:span text:style-name="T67">mov</text:span> rsi<text:span text:style-name="T63">,</text:span> <text:span text:style-name="T73">0x00</text:span></text:p>
      <text:p text:style-name="P64"><text:s text:c="8"/><text:span text:style-name="T67">call</text:span> <text:span text:style-name="T69">access</text:span></text:p>
      <text:p text:style-name="P64"><text:s text:c="8"/><text:span text:style-name="T67">cmp</text:span> rax<text:span text:style-name="T63">,</text:span> <text:span text:style-name="T65">0</text:span></text:p>
      <text:p text:style-name="P64"><text:s text:c="8"/><text:span text:style-name="T67">jne</text:span> <text:span text:style-name="T69">.generate_vars</text:span></text:p>
      <text:p text:style-name="P64"><text:s text:c="8"/><text:span text:style-name="T67">dec</text:span> <text:span text:style-name="T67">QWORD</text:span> <text:span text:style-name="T63">[</text:span>n<text:span text:style-name="T63">]</text:span></text:p>
      <text:p text:style-name="P62"/>
      <text:p text:style-name="P65">    .generate_vars:</text:p>
      <text:p text:style-name="P64"><text:s text:c="8"/><text:span text:style-name="T71">; Generate filename, Sully_X.s, in "l"</text:span></text:p>
      <text:p text:style-name="P64"><text:s text:c="8"/><text:span text:style-name="T67">mov</text:span> rax<text:span text:style-name="T63">,</text:span> <text:span text:style-name="T65">0</text:span></text:p>
      <text:p text:style-name="P64"><text:s text:c="8"/><text:span text:style-name="T67">mov</text:span> rdi<text:span text:style-name="T63">,</text:span> l</text:p>
      <text:p text:style-name="P64"><text:s text:c="8"/><text:span text:style-name="T67">mov</text:span> rsi<text:span text:style-name="T63">,</text:span> fname</text:p>
      <text:p text:style-name="P64"><text:s text:c="8"/><text:span text:style-name="T67">mov</text:span> rdx<text:span text:style-name="T63">,</text:span> <text:span text:style-name="T63">[</text:span>n<text:span text:style-name="T63">]</text:span></text:p>
      <text:p text:style-name="P64"><text:s text:c="8"/><text:span text:style-name="T67">call</text:span> <text:span text:style-name="T69">sprintf</text:span></text:p>
      <text:p text:style-name="P64"><text:s text:c="8"/><text:span text:style-name="T71">; Generate exename, Sully_X, in "c"</text:span></text:p>
      <text:p text:style-name="P64"><text:s text:c="8"/><text:span text:style-name="T67">mov</text:span> rax<text:span text:style-name="T63">,</text:span> <text:span text:style-name="T65">0</text:span></text:p>
      <text:p text:style-name="P64"><text:s text:c="8"/><text:span text:style-name="T67">mov</text:span> rdi<text:span text:style-name="T63">,</text:span> <text:span text:style-name="T60">c</text:span></text:p>
      <text:p text:style-name="P64"><text:s text:c="8"/><text:span text:style-name="T67">mov</text:span> rsi<text:span text:style-name="T63">,</text:span> exname</text:p>
      <text:p text:style-name="P64"><text:s text:c="8"/><text:span text:style-name="T67">mov</text:span> rdx<text:span text:style-name="T63">,</text:span> <text:span text:style-name="T63">[</text:span>n<text:span text:style-name="T63">]</text:span></text:p>
      <text:p text:style-name="P64"><text:s text:c="8"/><text:span text:style-name="T67">call</text:span> <text:span text:style-name="T69">sprintf</text:span></text:p>
      <text:p text:style-name="P64"><text:s text:c="8"/><text:span text:style-name="T71">; Generating the compilation command</text:span></text:p>
      <text:p text:style-name="P64"><text:s text:c="8"/><text:span text:style-name="T67">mov</text:span> rax<text:span text:style-name="T63">,</text:span> <text:span text:style-name="T65">0</text:span></text:p>
      <text:p text:style-name="P64"><text:s text:c="8"/><text:span text:style-name="T67">mov</text:span> rdi<text:span text:style-name="T63">,</text:span> c_c</text:p>
      <text:p text:style-name="P64"><text:s text:c="8"/><text:span text:style-name="T67">mov</text:span> rsi<text:span text:style-name="T63">,</text:span> compile</text:p>
      <text:p text:style-name="P64"><text:s text:c="8"/><text:span text:style-name="T67">mov</text:span> rdx<text:span text:style-name="T63">,</text:span> <text:span text:style-name="T60">c</text:span></text:p>
      <text:p text:style-name="P64"><text:s text:c="8"/><text:span text:style-name="T67">call</text:span> <text:span text:style-name="T69">sprintf</text:span></text:p>
      <text:p text:style-name="P64"><text:s text:c="8"/><text:span text:style-name="T71">; Generating the execution command</text:span></text:p>
      <text:p text:style-name="P64"><text:s text:c="8"/><text:span text:style-name="T67">mov</text:span> rax<text:span text:style-name="T63">,</text:span> <text:span text:style-name="T65">0</text:span></text:p>
      <text:p text:style-name="P64"><text:s text:c="8"/><text:span text:style-name="T67">mov</text:span> rdi<text:span text:style-name="T63">,</text:span> c_e</text:p>
      <text:p text:style-name="P64"><text:s text:c="8"/><text:span text:style-name="T67">mov</text:span> rsi<text:span text:style-name="T63">,</text:span> execute</text:p>
      <text:p text:style-name="P64"><text:s text:c="8"/><text:span text:style-name="T67">mov</text:span> rdx<text:span text:style-name="T63">,</text:span> <text:span text:style-name="T60">c</text:span></text:p>
      <text:p text:style-name="P64"><text:s text:c="8"/><text:span text:style-name="T67">call</text:span> <text:span text:style-name="T69">sprintf</text:span></text:p>
      <text:p text:style-name="P62"/>
      <text:p text:style-name="P64"><text:s text:c="8"/><text:span text:style-name="T71">; Opening the output file in RDWR, storing the resulting FD</text:span></text:p>
      <text:p text:style-name="P65">    .open_file:</text:p>
      <text:p text:style-name="P64"><text:s text:c="8"/><text:span text:style-name="T67">mov</text:span> rdi<text:span text:style-name="T63">,</text:span> l</text:p>
      <text:p text:style-name="P64"><text:s text:c="8"/><text:span text:style-name="T67">mov</text:span> rsi<text:span text:style-name="T63">,</text:span> <text:span text:style-name="T73">0102o</text:span></text:p>
      <text:p text:style-name="P64"><text:s text:c="8"/><text:span text:style-name="T67">mov</text:span> rdx<text:span text:style-name="T63">,</text:span> <text:span text:style-name="T73">0666o</text:span></text:p>
      <text:p text:style-name="P64"><text:s text:c="8"/><text:span text:style-name="T67">mov</text:span> rax<text:span text:style-name="T63">,</text:span> <text:span text:style-name="T65">2</text:span></text:p>
      <text:p text:style-name="P64"><text:s text:c="8"/><text:span text:style-name="T74">syscall</text:span></text:p>
      <text:p text:style-name="P64"><text:s text:c="8"/><text:span text:style-name="T67">mov</text:span> <text:span text:style-name="T63">[</text:span>fd<text:span text:style-name="T63">],</text:span> rax</text:p>
      <text:p text:style-name="P62"/>
      <text:p text:style-name="P64"><text:soft-page-break/><text:s text:c="8"/><text:span text:style-name="T71">; Format and write source code into output file</text:span></text:p>
      <text:p text:style-name="P64"><text:s text:c="8"/><text:span text:style-name="T67">mov</text:span> rdi<text:span text:style-name="T63">,</text:span> <text:span text:style-name="T63">[</text:span>fd<text:span text:style-name="T63">]</text:span></text:p>
      <text:p text:style-name="P64"><text:s text:c="8"/><text:span text:style-name="T67">mov</text:span> rsi<text:span text:style-name="T63">,</text:span> format</text:p>
      <text:p text:style-name="P64"><text:s text:c="8"/><text:span text:style-name="T67">mov</text:span> rdx<text:span text:style-name="T63">,</text:span> <text:span text:style-name="T65">10</text:span></text:p>
      <text:p text:style-name="P64"><text:s text:c="8"/><text:span text:style-name="T67">mov</text:span> rcx<text:span text:style-name="T63">,</text:span> <text:span text:style-name="T65">34</text:span></text:p>
      <text:p text:style-name="P64"><text:s text:c="8"/><text:span text:style-name="T67">mov</text:span> r8<text:span text:style-name="T63">,</text:span> format</text:p>
      <text:p text:style-name="P64"><text:s text:c="8"/><text:span text:style-name="T67">mov</text:span> r9<text:span text:style-name="T63">,</text:span> <text:span text:style-name="T63">[</text:span>n<text:span text:style-name="T63">]</text:span></text:p>
      <text:p text:style-name="P64"><text:s text:c="8"/><text:span text:style-name="T67">mov</text:span> rax<text:span text:style-name="T63">,</text:span> <text:span text:style-name="T65">0</text:span></text:p>
      <text:p text:style-name="P64"><text:s text:c="8"/><text:span text:style-name="T67">call</text:span> <text:span text:style-name="T69">dprintf</text:span></text:p>
      <text:p text:style-name="P62"/>
      <text:p text:style-name="P64"><text:s text:c="8"/><text:span text:style-name="T71">; Closing output file FD</text:span></text:p>
      <text:p text:style-name="P64"><text:s text:c="8"/><text:span text:style-name="T67">mov</text:span> rax<text:span text:style-name="T63">,</text:span> <text:span text:style-name="T65">3</text:span></text:p>
      <text:p text:style-name="P64"><text:s text:c="8"/><text:span text:style-name="T67">mov</text:span> rdi<text:span text:style-name="T63">,</text:span> <text:span text:style-name="T63">[</text:span>fd<text:span text:style-name="T63">]</text:span></text:p>
      <text:p text:style-name="P64"><text:s text:c="8"/><text:span text:style-name="T74">syscall</text:span></text:p>
      <text:p text:style-name="P62"/>
      <text:p text:style-name="P65">    .compile:</text:p>
      <text:p text:style-name="P64"><text:s text:c="8"/><text:span text:style-name="T67">push</text:span> rax <text:s text:c="15"/><text:span text:style-name="T71">; For stack alignment</text:span></text:p>
      <text:p text:style-name="P64"><text:s text:c="8"/><text:span text:style-name="T67">mov</text:span> rdi<text:span text:style-name="T63">,</text:span> c_c</text:p>
      <text:p text:style-name="P64"><text:s text:c="8"/><text:span text:style-name="T67">call</text:span> <text:span text:style-name="T69">system</text:span></text:p>
      <text:p text:style-name="P64"><text:s text:c="8"/><text:span text:style-name="T67">pop</text:span> rax</text:p>
      <text:p text:style-name="P65">    .execute:</text:p>
      <text:p text:style-name="P64"><text:s text:c="8"/><text:span text:style-name="T67">cmp</text:span> <text:span text:style-name="T67">QWORD</text:span> <text:span text:style-name="T63">[</text:span>n<text:span text:style-name="T63">],</text:span> <text:span text:style-name="T65">0</text:span></text:p>
      <text:p text:style-name="P64"><text:s text:c="8"/><text:span text:style-name="T67">je</text:span> <text:span text:style-name="T69">.exit</text:span></text:p>
      <text:p text:style-name="P64"><text:s text:c="8"/><text:span text:style-name="T67">push</text:span> rax <text:s text:c="15"/><text:span text:style-name="T71">; For stack alignment</text:span></text:p>
      <text:p text:style-name="P64"><text:s text:c="8"/><text:span text:style-name="T67">mov</text:span> rdi<text:span text:style-name="T63">,</text:span> c_e</text:p>
      <text:p text:style-name="P64"><text:s text:c="8"/><text:span text:style-name="T67">call</text:span> <text:span text:style-name="T69">system</text:span></text:p>
      <text:p text:style-name="P64"><text:s text:c="8"/><text:span text:style-name="T67">pop</text:span> rax</text:p>
      <text:p text:style-name="P62"/>
      <text:p text:style-name="P62"/>
      <text:p text:style-name="P64"><text:s text:c="8"/><text:span text:style-name="T71">; Exit</text:span></text:p>
      <text:p text:style-name="P65">    .exit:</text:p>
      <text:p text:style-name="P64"><text:s text:c="8"/><text:span text:style-name="T67">mov</text:span> rax<text:span text:style-name="T63">,</text:span> <text:span text:style-name="T65">0</text:span></text:p>
      <text:p text:style-name="P55"><text:s text:c="8"/><text:span text:style-name="T67">ret</text:span></text:p>
      <text:p text:style-name="P2"/>
      <text:p text:style-name="P2">Le principe est encore une fois celui de la chaîne formatée. On utilise sprintf afin de créer nos noms de fichiers, strings représentant les commandes etc... Puis dprintf pour écrire dans un fichier.</text:p>
      <text:p text:style-name="P2"/>
      <text:p text:style-name="P2">Attention, les fonctions de la famille printf attendent des entiers codés sur minimum 4 bytes (dq = 8 bytes pour notre variable <text:span text:style-name="T1">n</text:span>).</text:p>
      <text:p text:style-name="P2"/>
      <text:p text:style-name="P2">Pour manipuler une variable (l'incrémenter, la décrémenter), la faire passer d'abord dans un registre (<text:span text:style-name="T29">mov r9, [n] – inc r9 – mov [n], r9</text:span>), ou bien préciser la taille (<text:span text:style-name="T29">dec QWORD [n]</text:span>).</text:p>
      <text:p text:style-name="P2"/>
      <text:p text:style-name="P2">La comparaison en assembly avec des nombres négatifs est un peu compliquée (d'où notre comparaison avec 0 après l'appel à <text:span text:style-name="T1">access</text:span><text:span text:style-name="T34">).</text:span></text:p>
      <text:p text:style-name="P2"><text:span text:style-name="T34"/></text:p>
      <text:p text:style-name="P2"><text:span text:style-name="T34">Avant les call à la fonction system, on a dû push un registre au hasard (peu importe son contenu), ici rax, pour aligner la stack ; voir :</text:span></text:p>
      <text:p text:style-name="P2"><text:a xlink:type="simple" xlink:href="https://stackoverflow.com/questions/37773787/why-does-this-function-push-rax-to-the-stack-as-the-first-operation" text:style-name="Internet_20_link" text:visited-style-name="Visited_20_Internet_20_Link"><text:span text:style-name="T34">https://stackoverflow.com/questions/37773787/why-does-this-function-push-rax-to-the-stack-as-the-first-operation</text:span></text:a><text:span text:style-name="T34"> </text:span></text:p>
      <text:p text:style-name="P2"><text:span text:style-name="T34"/></text:p>
      <text:p text:style-name="P1"><text:span text:style-name="T6">"</text:span><text:span text:style-name="T34">The 64-bit ABI requires that the stack is aligned to 16 bytes before a </text:span><text:span text:style-name="Source_20_Text"><text:span text:style-name="T34">call</text:span></text:span><text:span text:style-name="T34"> instruction. </text:span><text:span text:style-name="Source_20_Text">call</text:span> pushes an 8-byte return address on the stack, which breaks the alignment, so the compiler needs to do something to align the stack again to a multiple of 16 before the next <text:span text:style-name="Source_20_Text">call</text:span>.<text:span text:style-name="T6">"</text:span></text:p>
      <text:p text:style-name="P1"><text:span text:style-name="T6"/></text:p>
      <text:p text:style-name="P1"><text:span text:style-name="T6"/></text:p>
      <text:p text:style-name="P1"><text:span text:style-name="T6"/></text:p>
      <text:p text:style-name="P10"><text:soft-page-break/><text:span text:style-name="T6"/></text:p>
      <text:p text:style-name="P1"><text:span text:style-name="T6"/></text:p>
      <text:p text:style-name="P1"><text:span text:style-name="T6">Remarque : dans presque chacune de nos méthodes, on utilise une format string représentant le code source afin de permettre au programme d'afficher son propre code source. Cette format string est parfois assez longue (voir Sully.s).</text:span></text:p>
      <text:p text:style-name="P1"><text:span text:style-name="T6"/></text:p>
      <text:p text:style-name="P1"><text:span text:style-name="T6">Pour nous aider dans la génération de cette format string, on a écrit un petit script python </text:span><text:span text:style-name="T3">quinify.py </text:span><text:span text:style-name="T6">qui lit le code source, et génère une format string à partir de ça. Il suffit simplement de remplacer les </text:span><text:span text:style-name="T58">\n</text:span><text:span text:style-name="T6"> par </text:span><text:span text:style-name="T58">%1$c</text:span><text:span text:style-name="T6">, de même que les quotes, les pourcentages, enfin tous les symboles qui doivent être remplacés dans la format string résultante :</text:span></text:p>
      <text:p text:style-name="P1"><text:span text:style-name="T6"/></text:p>
      <text:p text:style-name="P61"><text:span text:style-name="T49">import</text:span><text:span text:style-name="T6"> </text:span><text:span text:style-name="T52">sys</text:span></text:p>
      <text:p text:style-name="P27"/>
      <text:p text:style-name="P27"><text:span text:style-name="T48">if</text:span> <text:span text:style-name="T53">(</text:span><text:span text:style-name="T76">len</text:span><text:span text:style-name="T53">(sys.argv)</text:span> <text:span text:style-name="T53">!=</text:span> <text:span text:style-name="T54">2</text:span><text:span text:style-name="T53">)</text:span> <text:span text:style-name="T53">:</text:span></text:p>
      <text:p text:style-name="P27"><text:s text:c="4"/><text:span text:style-name="T76">print</text:span><text:span text:style-name="T53">(</text:span><text:span text:style-name="T55">"[X] Usage : python3 quinify [FILE]"</text:span><text:span text:style-name="T53">)</text:span></text:p>
      <text:p text:style-name="P27"><text:s text:c="4"/><text:span text:style-name="T53">sys.exit(</text:span><text:span text:style-name="T54">1</text:span><text:span text:style-name="T53">)</text:span></text:p>
      <text:p text:style-name="P27"/>
      <text:p text:style-name="P27"><text:span text:style-name="T53">result</text:span> <text:span text:style-name="T53">=</text:span> <text:span text:style-name="T55">""</text:span></text:p>
      <text:p text:style-name="P27"><text:span text:style-name="T53">f</text:span> <text:span text:style-name="T53">=</text:span> <text:span text:style-name="T76">open</text:span><text:span text:style-name="T53">(sys.argv[</text:span><text:span text:style-name="T54">1</text:span><text:span text:style-name="T53">],</text:span> <text:span text:style-name="T55">"r"</text:span><text:span text:style-name="T53">)</text:span></text:p>
      <text:p text:style-name="P27"><text:span text:style-name="T53">string</text:span> <text:span text:style-name="T53">=</text:span> <text:span text:style-name="T53">f.read()</text:span></text:p>
      <text:p text:style-name="P27"/>
      <text:p text:style-name="P27"><text:span text:style-name="T48">for</text:span> <text:span text:style-name="T53">c</text:span> <text:span text:style-name="T48">in</text:span> <text:span text:style-name="T53">string</text:span> <text:span text:style-name="T53">:</text:span></text:p>
      <text:p text:style-name="P27"><text:s text:c="4"/><text:span text:style-name="T48">if</text:span> <text:span text:style-name="T53">(c</text:span> <text:span text:style-name="T53">==</text:span> <text:span text:style-name="T55">'\n'</text:span><text:span text:style-name="T53">)</text:span> <text:span text:style-name="T53">:</text:span></text:p>
      <text:p text:style-name="P27"><text:s text:c="8"/><text:span text:style-name="T53">result</text:span> <text:span text:style-name="T53">+=</text:span> <text:span text:style-name="T55">"%1$c"</text:span></text:p>
      <text:p text:style-name="P27"><text:s text:c="4"/><text:span text:style-name="T48">elif</text:span> <text:span text:style-name="T53">(c</text:span> <text:span text:style-name="T53">==</text:span> <text:span text:style-name="T55">'"'</text:span><text:span text:style-name="T53">)</text:span> <text:span text:style-name="T53">:</text:span></text:p>
      <text:p text:style-name="P27"><text:s text:c="8"/><text:span text:style-name="T53">result</text:span> <text:span text:style-name="T53">+=</text:span> <text:span text:style-name="T55">"%2$c"</text:span></text:p>
      <text:p text:style-name="P27"><text:s text:c="4"/><text:span text:style-name="T48">elif</text:span> <text:span text:style-name="T53">(c</text:span> <text:span text:style-name="T53">==</text:span> <text:span text:style-name="T55">'%'</text:span><text:span text:style-name="T53">)</text:span> <text:span text:style-name="T53">:</text:span></text:p>
      <text:p text:style-name="P27"><text:s text:c="8"/><text:span text:style-name="T53">result</text:span> <text:span text:style-name="T53">+=</text:span> <text:span text:style-name="T55">"%%"</text:span></text:p>
      <text:p text:style-name="P27"><text:s text:c="4"/><text:span text:style-name="T48">else</text:span> <text:span text:style-name="T53">:</text:span></text:p>
      <text:p text:style-name="P27"><text:s text:c="8"/><text:span text:style-name="T53">result</text:span> <text:span text:style-name="T53">+=</text:span> <text:span text:style-name="T53">c</text:span></text:p>
      <text:p text:style-name="P27"/>
      <text:p text:style-name="P53"><text:span text:style-name="T76">print</text:span><text:span text:style-name="T53">(result)</text:span></text:p>
      <text:p text:style-name="P2"/>
      <text:p text:style-name="P2"><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MS PGothic" style:font-name-complex="Courier New"/>
    </style:style>
    <style:style style:name="Example" style:family="text">
      <style:text-properties style:font-name="Courier New" style:font-name-asian="MS PGothic" style:font-name-complex="Courier New"/>
    </style:style>
    <style:style style:name="Teletype"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2H10M28S</meta:editing-duration>
    <meta:editing-cycles>14</meta:editing-cycles>
    <meta:generator>OpenOffice/4.1.5$Win32 OpenOffice.org_project/415m1$Build-9789</meta:generator>
    <dc:date>2021-11-08T12:02:01.36</dc:date>
    <meta:document-statistic meta:table-count="0" meta:image-count="4" meta:object-count="0" meta:page-count="15" meta:paragraph-count="365" meta:word-count="4517" meta:character-count="30196"/>
    <meta:user-defined meta:name="Info 1"/>
    <meta:user-defined meta:name="Info 2"/>
    <meta:user-defined meta:name="Info 3"/>
    <meta:user-defined meta:name="Info 4"/>
  </office:meta>
</office:document-meta>
</file>